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15.999cm" svg:height="8.999cm" svg:x="16.762cm" svg:y="0.1cm">
            <draw:object draw:notify-on-update-of-ranges="Лист1.F1:Лист1.F138 Лист1.G1:Лист1.G13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>
            <text:p>квартир</text:p>
          </table:table-cell>
          <table:table-cell office:value-type="float" office:value="3">
            <text:p>3</text:p>
          </table:table-cell>
          <table:table-cell office:value-type="float" office:value="1.17927687069">
            <text:p>1,1792768707</text:p>
          </table:table-cell>
          <table:table-cell office:value-type="float" office:value="0.0232653654227">
            <text:p>0,0232653654</text:p>
          </table:table-cell>
          <table:table-cell/>
          <table:table-cell table:formula="of:=[.C1]/[.I$1]" office:value-type="float" office:value="1">
            <text:p>1</text:p>
          </table:table-cell>
          <table:table-cell table:formula="of:=[.D1]/[.J$1]" office:value-type="float" office:value="0.556790570110254">
            <text:p>0,5567905701</text:p>
          </table:table-cell>
          <table:table-cell/>
          <table:table-cell table:formula="of:=MAX([.C1:.C138])" office:value-type="float" office:value="1.17927687069">
            <text:p>1,1792768707</text:p>
          </table:table-cell>
          <table:table-cell table:formula="of:=MAX([.D1:.D138])" office:value-type="float" office:value="0.0417847691244">
            <text:p>0,0417847691</text:p>
          </table:table-cell>
        </table:table-row>
        <table:table-row table:style-name="ro1">
          <table:table-cell office:value-type="string">
            <text:p>штаб</text:p>
          </table:table-cell>
          <table:table-cell office:value-type="float" office:value="3">
            <text:p>3</text:p>
          </table:table-cell>
          <table:table-cell office:value-type="float" office:value="1.09845978631">
            <text:p>1,0984597863</text:p>
          </table:table-cell>
          <table:table-cell office:value-type="float" office:value="0.0232661991936">
            <text:p>0,0232661992</text:p>
          </table:table-cell>
          <table:table-cell/>
          <table:table-cell table:formula="of:=[.C2]/[.I$1]" office:value-type="float" office:value="0.931468948142167">
            <text:p>0,9314689481</text:p>
          </table:table-cell>
          <table:table-cell table:formula="of:=[.D2]/[.J$1]" office:value-type="float" office:value="0.556810524053221">
            <text:p>0,5568105241</text:p>
          </table:table-cell>
          <table:table-cell table:number-columns-repeated="3"/>
        </table:table-row>
        <table:table-row table:style-name="ro2">
          <table:table-cell office:value-type="string">
            <text:p>мвф</text:p>
          </table:table-cell>
          <table:table-cell office:value-type="float" office:value="2">
            <text:p>2</text:p>
          </table:table-cell>
          <table:table-cell office:value-type="float" office:value="0.750509406034">
            <text:p>0,750509406</text:p>
          </table:table-cell>
          <table:table-cell office:value-type="float" office:value="0.0179506816068">
            <text:p>0,0179506816</text:p>
          </table:table-cell>
          <table:table-cell/>
          <table:table-cell table:formula="of:=[.C3]/[.I$1]" office:value-type="float" office:value="0.636414929086902">
            <text:p>0,6364149291</text:p>
          </table:table-cell>
          <table:table-cell table:formula="of:=[.D3]/[.J$1]" office:value-type="float" office:value="0.429598678728077">
            <text:p>0,4295986787</text:p>
          </table:table-cell>
          <table:table-cell table:number-columns-repeated="3"/>
        </table:table-row>
        <table:table-row table:style-name="ro2">
          <table:table-cell office:value-type="string">
            <text:p>вб</text:p>
          </table:table-cell>
          <table:table-cell office:value-type="float" office:value="2">
            <text:p>2</text:p>
          </table:table-cell>
          <table:table-cell office:value-type="float" office:value="0.656994023825">
            <text:p>0,6569940238</text:p>
          </table:table-cell>
          <table:table-cell office:value-type="float" office:value="0.0189321124384">
            <text:p>0,0189321124</text:p>
          </table:table-cell>
          <table:table-cell/>
          <table:table-cell table:formula="of:=[.C4]/[.I$1]" office:value-type="float" office:value="0.557116009101908">
            <text:p>0,5571160091</text:p>
          </table:table-cell>
          <table:table-cell table:formula="of:=[.D4]/[.J$1]" office:value-type="float" office:value="0.45308644358034">
            <text:p>0,4530864436</text:p>
          </table:table-cell>
          <table:table-cell table:number-columns-repeated="3"/>
        </table:table-row>
        <table:table-row table:style-name="ro2">
          <table:table-cell office:value-type="string">
            <text:p>слежк</text:p>
          </table:table-cell>
          <table:table-cell office:value-type="float" office:value="3">
            <text:p>3</text:p>
          </table:table-cell>
          <table:table-cell office:value-type="float" office:value="0.566031099055">
            <text:p>0,5660310991</text:p>
          </table:table-cell>
          <table:table-cell office:value-type="float" office:value="0.0317098403261">
            <text:p>0,0317098403</text:p>
          </table:table-cell>
          <table:table-cell/>
          <table:table-cell table:formula="of:=[.C5]/[.I$1]" office:value-type="float" office:value="0.479981515048127">
            <text:p>0,479981515</text:p>
          </table:table-cell>
          <table:table-cell table:formula="of:=[.D5]/[.J$1]" office:value-type="float" office:value="0.758885139025052">
            <text:p>0,758885139</text:p>
          </table:table-cell>
          <table:table-cell table:number-columns-repeated="3"/>
        </table:table-row>
        <table:table-row table:style-name="ro2">
          <table:table-cell office:value-type="string">
            <text:p>прослушк</text:p>
          </table:table-cell>
          <table:table-cell office:value-type="float" office:value="2">
            <text:p>2</text:p>
          </table:table-cell>
          <table:table-cell office:value-type="float" office:value="0.557310696406">
            <text:p>0,5573106964</text:p>
          </table:table-cell>
          <table:table-cell office:value-type="float" office:value="0.0250936791148">
            <text:p>0,0250936791</text:p>
          </table:table-cell>
          <table:table-cell/>
          <table:table-cell table:formula="of:=[.C6]/[.I$1]" office:value-type="float" office:value="0.472586811678851">
            <text:p>0,4725868117</text:p>
          </table:table-cell>
          <table:table-cell table:formula="of:=[.D6]/[.J$1]" office:value-type="float" office:value="0.600546075535133">
            <text:p>0,6005460755</text:p>
          </table:table-cell>
          <table:table-cell table:number-columns-repeated="3"/>
        </table:table-row>
        <table:table-row table:style-name="ro2">
          <table:table-cell office:value-type="string">
            <text:p>переговор</text:p>
          </table:table-cell>
          <table:table-cell office:value-type="float" office:value="3">
            <text:p>3</text:p>
          </table:table-cell>
          <table:table-cell office:value-type="float" office:value="0.488271587867">
            <text:p>0,4882715879</text:p>
          </table:table-cell>
          <table:table-cell office:value-type="float" office:value="0.0314352175143">
            <text:p>0,0314352175</text:p>
          </table:table-cell>
          <table:table-cell/>
          <table:table-cell table:formula="of:=[.C7]/[.I$1]" office:value-type="float" office:value="0.414043215806743">
            <text:p>0,4140432158</text:p>
          </table:table-cell>
          <table:table-cell table:formula="of:=[.D7]/[.J$1]" office:value-type="float" office:value="0.752312820509126">
            <text:p>0,7523128205</text:p>
          </table:table-cell>
          <table:table-cell table:number-columns-repeated="3"/>
        </table:table-row>
        <table:table-row table:style-name="ro2">
          <table:table-cell office:value-type="string">
            <text:p>сша</text:p>
          </table:table-cell>
          <table:table-cell office:value-type="float" office:value="4">
            <text:p>4</text:p>
          </table:table-cell>
          <table:table-cell office:value-type="float" office:value="0.472372648553">
            <text:p>0,4723726486</text:p>
          </table:table-cell>
          <table:table-cell office:value-type="float" office:value="0.0417847691244">
            <text:p>0,0417847691</text:p>
          </table:table-cell>
          <table:table-cell/>
          <table:table-cell table:formula="of:=[.C8]/[.I$1]" office:value-type="float" office:value="0.400561276400353">
            <text:p>0,4005612764</text:p>
          </table:table-cell>
          <table:table-cell table:formula="of:=[.D8]/[.J$1]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международн</text:p>
          </table:table-cell>
          <table:table-cell office:value-type="float" office:value="2">
            <text:p>2</text:p>
          </table:table-cell>
          <table:table-cell office:value-type="float" office:value="0.472302632441">
            <text:p>0,4723026324</text:p>
          </table:table-cell>
          <table:table-cell office:value-type="float" office:value="0.0222179776571">
            <text:p>0,0222179777</text:p>
          </table:table-cell>
          <table:table-cell/>
          <table:table-cell table:formula="of:=[.C9]/[.I$1]" office:value-type="float" office:value="0.400501904327738">
            <text:p>0,4005019043</text:p>
          </table:table-cell>
          <table:table-cell table:formula="of:=[.D9]/[.J$1]" office:value-type="float" office:value="0.531724313013517">
            <text:p>0,531724313</text:p>
          </table:table-cell>
          <table:table-cell table:number-columns-repeated="3"/>
        </table:table-row>
        <table:table-row table:style-name="ro1">
          <table:table-cell office:value-type="string">
            <text:p>дом</text:p>
          </table:table-cell>
          <table:table-cell office:value-type="float" office:value="2">
            <text:p>2</text:p>
          </table:table-cell>
          <table:table-cell office:value-type="float" office:value="0.435093471094">
            <text:p>0,4350934711</text:p>
          </table:table-cell>
          <table:table-cell office:value-type="float" office:value="0.0165965267206">
            <text:p>0,0165965267</text:p>
          </table:table-cell>
          <table:table-cell/>
          <table:table-cell table:formula="of:=[.C10]/[.I$1]" office:value-type="float" office:value="0.368949380682269">
            <text:p>0,3689493807</text:p>
          </table:table-cell>
          <table:table-cell table:formula="of:=[.D10]/[.J$1]" office:value-type="float" office:value="0.397190820205072">
            <text:p>0,3971908202</text:p>
          </table:table-cell>
          <table:table-cell table:number-columns-repeated="3"/>
        </table:table-row>
        <table:table-row table:style-name="ro2">
          <table:table-cell office:value-type="string">
            <text:p>комментирова</text:p>
          </table:table-cell>
          <table:table-cell office:value-type="float" office:value="2">
            <text:p>2</text:p>
          </table:table-cell>
          <table:table-cell office:value-type="float" office:value="0.42641563874">
            <text:p>0,4264156387</text:p>
          </table:table-cell>
          <table:table-cell office:value-type="float" office:value="0.0256444539867">
            <text:p>0,025644454</text:p>
          </table:table-cell>
          <table:table-cell/>
          <table:table-cell table:formula="of:=[.C11]/[.I$1]" office:value-type="float" office:value="0.361590775956203">
            <text:p>0,361590776</text:p>
          </table:table-cell>
          <table:table-cell table:formula="of:=[.D11]/[.J$1]" office:value-type="float" office:value="0.613727310790023">
            <text:p>0,6137273108</text:p>
          </table:table-cell>
          <table:table-cell table:number-columns-repeated="3"/>
        </table:table-row>
        <table:table-row table:style-name="ro1">
          <table:table-cell office:value-type="string">
            <text:p>бел</text:p>
          </table:table-cell>
          <table:table-cell office:value-type="float" office:value="2">
            <text:p>2</text:p>
          </table:table-cell>
          <table:table-cell office:value-type="float" office:value="0.419361471552">
            <text:p>0,4193614716</text:p>
          </table:table-cell>
          <table:table-cell office:value-type="float" office:value="0.0167714510676">
            <text:p>0,0167714511</text:p>
          </table:table-cell>
          <table:table-cell/>
          <table:table-cell table:formula="of:=[.C12]/[.I$1]" office:value-type="float" office:value="0.35560900241063">
            <text:p>0,3556090024</text:p>
          </table:table-cell>
          <table:table-cell table:formula="of:=[.D12]/[.J$1]" office:value-type="float" office:value="0.401377138585322">
            <text:p>0,4013771386</text:p>
          </table:table-cell>
          <table:table-cell table:number-columns-repeated="3"/>
        </table:table-row>
        <table:table-row table:style-name="ro1">
          <table:table-cell office:value-type="string">
            <text:p>агентств</text:p>
          </table:table-cell>
          <table:table-cell office:value-type="float" office:value="3">
            <text:p>3</text:p>
          </table:table-cell>
          <table:table-cell office:value-type="float" office:value="0.380547336165">
            <text:p>0,3805473362</text:p>
          </table:table-cell>
          <table:table-cell office:value-type="float" office:value="0.0322051229811">
            <text:p>0,032205123</text:p>
          </table:table-cell>
          <table:table-cell/>
          <table:table-cell table:formula="of:=[.C13]/[.I$1]" office:value-type="float" office:value="0.322695497234962">
            <text:p>0,3226954972</text:p>
          </table:table-cell>
          <table:table-cell table:formula="of:=[.D13]/[.J$1]" office:value-type="float" office:value="0.770738325374496">
            <text:p>0,7707383254</text:p>
          </table:table-cell>
          <table:table-cell table:number-columns-repeated="3"/>
        </table:table-row>
        <table:table-row table:style-name="ro2">
          <table:table-cell office:value-type="string">
            <text:p>вашингтон</text:p>
          </table:table-cell>
          <table:table-cell office:value-type="float" office:value="1">
            <text:p>1</text:p>
          </table:table-cell>
          <table:table-cell office:value-type="float" office:value="0.371707805775">
            <text:p>0,3717078058</text:p>
          </table:table-cell>
          <table:table-cell office:value-type="float" office:value="0.0126653567191">
            <text:p>0,0126653567</text:p>
          </table:table-cell>
          <table:table-cell/>
          <table:table-cell table:formula="of:=[.C14]/[.I$1]" office:value-type="float" office:value="0.315199776247212">
            <text:p>0,3151997762</text:p>
          </table:table-cell>
          <table:table-cell table:formula="of:=[.D14]/[.J$1]" office:value-type="float" office:value="0.303109410067414">
            <text:p>0,3031094101</text:p>
          </table:table-cell>
          <table:table-cell table:number-columns-repeated="3"/>
        </table:table-row>
        <table:table-row table:style-name="ro2">
          <table:table-cell office:value-type="string">
            <text:p>оон</text:p>
          </table:table-cell>
          <table:table-cell office:value-type="float" office:value="1">
            <text:p>1</text:p>
          </table:table-cell>
          <table:table-cell office:value-type="float" office:value="0.369283092869">
            <text:p>0,3692830929</text:p>
          </table:table-cell>
          <table:table-cell office:value-type="float" office:value="0.012775455794">
            <text:p>0,0127754558</text:p>
          </table:table-cell>
          <table:table-cell/>
          <table:table-cell table:formula="of:=[.C15]/[.I$1]" office:value-type="float" office:value="0.313143674778367">
            <text:p>0,3131436748</text:p>
          </table:table-cell>
          <table:table-cell table:formula="of:=[.D15]/[.J$1]" office:value-type="float" office:value="0.305744319322799">
            <text:p>0,3057443193</text:p>
          </table:table-cell>
          <table:table-cell table:number-columns-repeated="3"/>
        </table:table-row>
        <table:table-row table:style-name="ro2">
          <table:table-cell office:value-type="string">
            <text:p>reuters</text:p>
          </table:table-cell>
          <table:table-cell office:value-type="float" office:value="2">
            <text:p>2</text:p>
          </table:table-cell>
          <table:table-cell office:value-type="float" office:value="0.324518647788">
            <text:p>0,3245186478</text:p>
          </table:table-cell>
          <table:table-cell office:value-type="float" office:value="0.0222145568554">
            <text:p>0,0222145569</text:p>
          </table:table-cell>
          <table:table-cell/>
          <table:table-cell table:formula="of:=[.C16]/[.I$1]" office:value-type="float" office:value="0.275184442138785">
            <text:p>0,2751844421</text:p>
          </table:table-cell>
          <table:table-cell table:formula="of:=[.D16]/[.J$1]" office:value-type="float" office:value="0.531642445821914">
            <text:p>0,5316424458</text:p>
          </table:table-cell>
          <table:table-cell table:number-columns-repeated="3"/>
        </table:table-row>
        <table:table-row table:style-name="ro2">
          <table:table-cell office:value-type="string">
            <text:p>анб</text:p>
          </table:table-cell>
          <table:table-cell office:value-type="float" office:value="3">
            <text:p>3</text:p>
          </table:table-cell>
          <table:table-cell office:value-type="float" office:value="0.319500020254">
            <text:p>0,3195000203</text:p>
          </table:table-cell>
          <table:table-cell office:value-type="float" office:value="0.0302226852512">
            <text:p>0,0302226853</text:p>
          </table:table-cell>
          <table:table-cell/>
          <table:table-cell table:formula="of:=[.C17]/[.I$1]" office:value-type="float" office:value="0.270928759984124">
            <text:p>0,27092876</text:p>
          </table:table-cell>
          <table:table-cell table:formula="of:=[.D17]/[.J$1]" office:value-type="float" office:value="0.723294298006582">
            <text:p>0,723294298</text:p>
          </table:table-cell>
          <table:table-cell table:number-columns-repeated="3"/>
        </table:table-row>
        <table:table-row table:style-name="ro2">
          <table:table-cell office:value-type="string">
            <text:p>организац</text:p>
          </table:table-cell>
          <table:table-cell office:value-type="float" office:value="2">
            <text:p>2</text:p>
          </table:table-cell>
          <table:table-cell office:value-type="float" office:value="0.303502758904">
            <text:p>0,3035027589</text:p>
          </table:table-cell>
          <table:table-cell office:value-type="float" office:value="0.0224374897281">
            <text:p>0,0224374897</text:p>
          </table:table-cell>
          <table:table-cell/>
          <table:table-cell table:formula="of:=[.C18]/[.I$1]" office:value-type="float" office:value="0.257363445724514">
            <text:p>0,2573634457</text:p>
          </table:table-cell>
          <table:table-cell table:formula="of:=[.D18]/[.J$1]" office:value-type="float" office:value="0.536977712173064">
            <text:p>0,5369777122</text:p>
          </table:table-cell>
          <table:table-cell table:number-columns-repeated="3"/>
        </table:table-row>
        <table:table-row table:style-name="ro2">
          <table:table-cell office:value-type="string">
            <text:p>приостановл</text:p>
          </table:table-cell>
          <table:table-cell office:value-type="float" office:value="1">
            <text:p>1</text:p>
          </table:table-cell>
          <table:table-cell office:value-type="float" office:value="0.302965538031">
            <text:p>0,302965538</text:p>
          </table:table-cell>
          <table:table-cell office:value-type="float" office:value="0.0135111012842">
            <text:p>0,0135111013</text:p>
          </table:table-cell>
          <table:table-cell/>
          <table:table-cell table:formula="of:=[.C19]/[.I$1]" office:value-type="float" office:value="0.256907894626758">
            <text:p>0,2569078946</text:p>
          </table:table-cell>
          <table:table-cell table:formula="of:=[.D19]/[.J$1]" office:value-type="float" office:value="0.323349908766404">
            <text:p>0,3233499088</text:p>
          </table:table-cell>
          <table:table-cell table:number-columns-repeated="3"/>
        </table:table-row>
        <table:table-row table:style-name="ro2">
          <table:table-cell office:value-type="string">
            <text:p>здан</text:p>
          </table:table-cell>
          <table:table-cell office:value-type="float" office:value="1">
            <text:p>1</text:p>
          </table:table-cell>
          <table:table-cell office:value-type="float" office:value="0.297805263531">
            <text:p>0,2978052635</text:p>
          </table:table-cell>
          <table:table-cell office:value-type="float" office:value="0.0115707359893">
            <text:p>0,011570736</text:p>
          </table:table-cell>
          <table:table-cell/>
          <table:table-cell table:formula="of:=[.C20]/[.I$1]" office:value-type="float" office:value="0.252532099062329">
            <text:p>0,2525320991</text:p>
          </table:table-cell>
          <table:table-cell table:formula="of:=[.D20]/[.J$1]" office:value-type="float" office:value="0.276912765865764">
            <text:p>0,2769127659</text:p>
          </table:table-cell>
          <table:table-cell table:number-columns-repeated="3"/>
        </table:table-row>
        <table:table-row table:style-name="ro1">
          <table:table-cell office:value-type="string">
            <text:p>расположен</text:p>
          </table:table-cell>
          <table:table-cell office:value-type="float" office:value="1">
            <text:p>1</text:p>
          </table:table-cell>
          <table:table-cell office:value-type="float" office:value="0.287913270191">
            <text:p>0,2879132702</text:p>
          </table:table-cell>
          <table:table-cell office:value-type="float" office:value="0.0128815583497">
            <text:p>0,0128815583</text:p>
          </table:table-cell>
          <table:table-cell/>
          <table:table-cell table:formula="of:=[.C21]/[.I$1]" office:value-type="float" office:value="0.244143913398845">
            <text:p>0,2441439134</text:p>
          </table:table-cell>
          <table:table-cell table:formula="of:=[.D21]/[.J$1]" office:value-type="float" office:value="0.308283583220228">
            <text:p>0,3082835832</text:p>
          </table:table-cell>
          <table:table-cell table:number-columns-repeated="3"/>
        </table:table-row>
        <table:table-row table:style-name="ro1">
          <table:table-cell office:value-type="string">
            <text:p>нью</text:p>
          </table:table-cell>
          <table:table-cell office:value-type="float" office:value="1">
            <text:p>1</text:p>
          </table:table-cell>
          <table:table-cell office:value-type="float" office:value="0.256640890411">
            <text:p>0,2566408904</text:p>
          </table:table-cell>
          <table:table-cell office:value-type="float" office:value="0.0132400799744">
            <text:p>0,01324008</text:p>
          </table:table-cell>
          <table:table-cell/>
          <table:table-cell table:formula="of:=[.C22]/[.I$1]" office:value-type="float" office:value="0.217625645672876">
            <text:p>0,2176256457</text:p>
          </table:table-cell>
          <table:table-cell table:formula="of:=[.D22]/[.J$1]" office:value-type="float" office:value="0.316863781991523">
            <text:p>0,316863782</text:p>
          </table:table-cell>
          <table:table-cell table:number-columns-repeated="3"/>
        </table:table-row>
        <table:table-row table:style-name="ro2">
          <table:table-cell office:value-type="string">
            <text:p>примерн</text:p>
          </table:table-cell>
          <table:table-cell office:value-type="float" office:value="1">
            <text:p>1</text:p>
          </table:table-cell>
          <table:table-cell office:value-type="float" office:value="0.245880622196">
            <text:p>0,2458806222</text:p>
          </table:table-cell>
          <table:table-cell office:value-type="float" office:value="0.0137259197959">
            <text:p>0,0137259198</text:p>
          </table:table-cell>
          <table:table-cell/>
          <table:table-cell table:formula="of:=[.C23]/[.I$1]" office:value-type="float" office:value="0.208501182637572">
            <text:p>0,2085011826</text:p>
          </table:table-cell>
          <table:table-cell table:formula="of:=[.D23]/[.J$1]" office:value-type="float" office:value="0.32849098088913">
            <text:p>0,3284909809</text:p>
          </table:table-cell>
          <table:table-cell table:number-columns-repeated="3"/>
        </table:table-row>
        <table:table-row table:style-name="ro1">
          <table:table-cell office:value-type="string">
            <text:p>врем</text:p>
          </table:table-cell>
          <table:table-cell office:value-type="float" office:value="1">
            <text:p>1</text:p>
          </table:table-cell>
          <table:table-cell office:value-type="float" office:value="0.236461148285">
            <text:p>0,2364611483</text:p>
          </table:table-cell>
          <table:table-cell office:value-type="float" office:value="0.0134126396373">
            <text:p>0,0134126396</text:p>
          </table:table-cell>
          <table:table-cell/>
          <table:table-cell table:formula="of:=[.C24]/[.I$1]" office:value-type="float" office:value="0.200513682716973">
            <text:p>0,2005136827</text:p>
          </table:table-cell>
          <table:table-cell table:formula="of:=[.D24]/[.J$1]" office:value-type="float" office:value="0.320993508361107">
            <text:p>0,3209935084</text:p>
          </table:table-cell>
          <table:table-cell table:number-columns-repeated="3"/>
        </table:table-row>
        <table:table-row table:style-name="ro2">
          <table:table-cell office:value-type="string">
            <text:p>прослушива</text:p>
          </table:table-cell>
          <table:table-cell office:value-type="float" office:value="2">
            <text:p>2</text:p>
          </table:table-cell>
          <table:table-cell office:value-type="float" office:value="0.234962862169">
            <text:p>0,2349628622</text:p>
          </table:table-cell>
          <table:table-cell office:value-type="float" office:value="0.0205762201629">
            <text:p>0,0205762202</text:p>
          </table:table-cell>
          <table:table-cell/>
          <table:table-cell table:formula="of:=[.C25]/[.I$1]" office:value-type="float" office:value="0.199243170122994">
            <text:p>0,1992431701</text:p>
          </table:table-cell>
          <table:table-cell table:formula="of:=[.D25]/[.J$1]" office:value-type="float" office:value="0.492433501346897">
            <text:p>0,4924335013</text:p>
          </table:table-cell>
          <table:table-cell table:number-columns-repeated="3"/>
        </table:table-row>
        <table:table-row table:style-name="ro1">
          <table:table-cell office:value-type="string">
            <text:p>тог</text:p>
          </table:table-cell>
          <table:table-cell office:value-type="float" office:value="2">
            <text:p>2</text:p>
          </table:table-cell>
          <table:table-cell office:value-type="float" office:value="0.225947373783">
            <text:p>0,2259473738</text:p>
          </table:table-cell>
          <table:table-cell office:value-type="float" office:value="0.0207740892133">
            <text:p>0,0207740892</text:p>
          </table:table-cell>
          <table:table-cell/>
          <table:table-cell table:formula="of:=[.C26]/[.I$1]" office:value-type="float" office:value="0.191598240751383">
            <text:p>0,1915982408</text:p>
          </table:table-cell>
          <table:table-cell table:formula="of:=[.D26]/[.J$1]" office:value-type="float" office:value="0.497168936160738">
            <text:p>0,4971689362</text:p>
          </table:table-cell>
          <table:table-cell table:number-columns-repeated="3"/>
        </table:table-row>
        <table:table-row table:style-name="ro2">
          <table:table-cell office:value-type="string">
            <text:p>информац</text:p>
          </table:table-cell>
          <table:table-cell office:value-type="float" office:value="2">
            <text:p>2</text:p>
          </table:table-cell>
          <table:table-cell office:value-type="float" office:value="0.223225664105">
            <text:p>0,2232256641</text:p>
          </table:table-cell>
          <table:table-cell office:value-type="float" office:value="0.0202914898435">
            <text:p>0,0202914898</text:p>
          </table:table-cell>
          <table:table-cell/>
          <table:table-cell table:formula="of:=[.C27]/[.I$1]" office:value-type="float" office:value="0.18929029276593">
            <text:p>0,1892902928</text:p>
          </table:table-cell>
          <table:table-cell table:formula="of:=[.D27]/[.J$1]" office:value-type="float" office:value="0.485619288288729">
            <text:p>0,4856192883</text:p>
          </table:table-cell>
          <table:table-cell table:number-columns-repeated="3"/>
        </table:table-row>
        <table:table-row table:style-name="ro2">
          <table:table-cell office:value-type="string">
            <text:p>американц</text:p>
          </table:table-cell>
          <table:table-cell office:value-type="float" office:value="2">
            <text:p>2</text:p>
          </table:table-cell>
          <table:table-cell office:value-type="float" office:value="0.219904369873">
            <text:p>0,2199043699</text:p>
          </table:table-cell>
          <table:table-cell office:value-type="float" office:value="0.0208232505011">
            <text:p>0,0208232505</text:p>
          </table:table-cell>
          <table:table-cell/>
          <table:table-cell table:formula="of:=[.C28]/[.I$1]" office:value-type="float" office:value="0.186473910697776">
            <text:p>0,1864739107</text:p>
          </table:table-cell>
          <table:table-cell table:formula="of:=[.D28]/[.J$1]" office:value-type="float" office:value="0.49834547222472">
            <text:p>0,4983454722</text:p>
          </table:table-cell>
          <table:table-cell table:number-columns-repeated="3"/>
        </table:table-row>
        <table:table-row table:style-name="ro2">
          <table:table-cell office:value-type="string">
            <text:p>официальн</text:p>
          </table:table-cell>
          <table:table-cell office:value-type="float" office:value="1">
            <text:p>1</text:p>
          </table:table-cell>
          <table:table-cell office:value-type="float" office:value="0.214805470728">
            <text:p>0,2148054707</text:p>
          </table:table-cell>
          <table:table-cell office:value-type="float" office:value="0.0117603602746">
            <text:p>0,0117603603</text:p>
          </table:table-cell>
          <table:table-cell/>
          <table:table-cell table:formula="of:=[.C29]/[.I$1]" office:value-type="float" office:value="0.182150160040294">
            <text:p>0,18215016</text:p>
          </table:table-cell>
          <table:table-cell table:formula="of:=[.D29]/[.J$1]" office:value-type="float" office:value="0.28145088559871">
            <text:p>0,2814508856</text:p>
          </table:table-cell>
          <table:table-cell table:number-columns-repeated="3"/>
        </table:table-row>
        <table:table-row table:style-name="ro2">
          <table:table-cell office:value-type="string">
            <text:p>пересматрива</text:p>
          </table:table-cell>
          <table:table-cell office:value-type="float" office:value="1">
            <text:p>1</text:p>
          </table:table-cell>
          <table:table-cell office:value-type="float" office:value="0.213763541135">
            <text:p>0,2137635411</text:p>
          </table:table-cell>
          <table:table-cell office:value-type="float" office:value="0.011563838456">
            <text:p>0,0115638385</text:p>
          </table:table-cell>
          <table:table-cell/>
          <table:table-cell table:formula="of:=[.C30]/[.I$1]" office:value-type="float" office:value="0.181266627412039">
            <text:p>0,1812666274</text:p>
          </table:table-cell>
          <table:table-cell table:formula="of:=[.D30]/[.J$1]" office:value-type="float" office:value="0.276747692958948">
            <text:p>0,276747693</text:p>
          </table:table-cell>
          <table:table-cell table:number-columns-repeated="3"/>
        </table:table-row>
        <table:table-row table:style-name="ro1">
          <table:table-cell office:value-type="string">
            <text:p>попа</text:p>
          </table:table-cell>
          <table:table-cell office:value-type="float" office:value="2">
            <text:p>2</text:p>
          </table:table-cell>
          <table:table-cell office:value-type="float" office:value="0.213050063989">
            <text:p>0,213050064</text:p>
          </table:table-cell>
          <table:table-cell office:value-type="float" office:value="0.0200981959553">
            <text:p>0,020098196</text:p>
          </table:table-cell>
          <table:table-cell/>
          <table:table-cell table:formula="of:=[.C31]/[.I$1]" office:value-type="float" office:value="0.180661614998303">
            <text:p>0,180661615</text:p>
          </table:table-cell>
          <table:table-cell table:formula="of:=[.D31]/[.J$1]" office:value-type="float" office:value="0.480993347012746">
            <text:p>0,480993347</text:p>
          </table:table-cell>
          <table:table-cell table:number-columns-repeated="3"/>
        </table:table-row>
        <table:table-row table:style-name="ro2">
          <table:table-cell office:value-type="string">
            <text:p>прекрат</text:p>
          </table:table-cell>
          <table:table-cell office:value-type="float" office:value="1">
            <text:p>1</text:p>
          </table:table-cell>
          <table:table-cell office:value-type="float" office:value="0.203529959114">
            <text:p>0,2035299591</text:p>
          </table:table-cell>
          <table:table-cell office:value-type="float" office:value="0.0129677661334">
            <text:p>0,0129677661</text:p>
          </table:table-cell>
          <table:table-cell/>
          <table:table-cell table:formula="of:=[.C32]/[.I$1]" office:value-type="float" office:value="0.172588782305985">
            <text:p>0,1725887823</text:p>
          </table:table-cell>
          <table:table-cell table:formula="of:=[.D32]/[.J$1]" office:value-type="float" office:value="0.310346722146361">
            <text:p>0,3103467221</text:p>
          </table:table-cell>
          <table:table-cell table:number-columns-repeated="3"/>
        </table:table-row>
        <table:table-row table:style-name="ro2">
          <table:table-cell office:value-type="string">
            <text:p>йорк</text:p>
          </table:table-cell>
          <table:table-cell office:value-type="float" office:value="1">
            <text:p>1</text:p>
          </table:table-cell>
          <table:table-cell office:value-type="float" office:value="0.193547351791">
            <text:p>0,1935473518</text:p>
          </table:table-cell>
          <table:table-cell office:value-type="float" office:value="0.0135506209455">
            <text:p>0,0135506209</text:p>
          </table:table-cell>
          <table:table-cell/>
          <table:table-cell table:formula="of:=[.C33]/[.I$1]" office:value-type="float" office:value="0.164123758043143">
            <text:p>0,164123758</text:p>
          </table:table-cell>
          <table:table-cell table:formula="of:=[.D33]/[.J$1]" office:value-type="float" office:value="0.324295699831621">
            <text:p>0,3242956998</text:p>
          </table:table-cell>
          <table:table-cell table:number-columns-repeated="3"/>
        </table:table-row>
        <table:table-row table:style-name="ro1">
          <table:table-cell office:value-type="string">
            <text:p>заяв</text:p>
          </table:table-cell>
          <table:table-cell office:value-type="float" office:value="1">
            <text:p>1</text:p>
          </table:table-cell>
          <table:table-cell office:value-type="float" office:value="0.189767327198">
            <text:p>0,1897673272</text:p>
          </table:table-cell>
          <table:table-cell office:value-type="float" office:value="0.0110348403098">
            <text:p>0,0110348403</text:p>
          </table:table-cell>
          <table:table-cell/>
          <table:table-cell table:formula="of:=[.C34]/[.I$1]" office:value-type="float" office:value="0.16091838304856">
            <text:p>0,160918383</text:p>
          </table:table-cell>
          <table:table-cell table:formula="of:=[.D34]/[.J$1]" office:value-type="float" office:value="0.264087621902313">
            <text:p>0,2640876219</text:p>
          </table:table-cell>
          <table:table-cell table:number-columns-repeated="3"/>
        </table:table-row>
        <table:table-row table:style-name="ro2">
          <table:table-cell office:value-type="string">
            <text:p>валютн</text:p>
          </table:table-cell>
          <table:table-cell office:value-type="float" office:value="1">
            <text:p>1</text:p>
          </table:table-cell>
          <table:table-cell office:value-type="float" office:value="0.184586998338">
            <text:p>0,1845869983</text:p>
          </table:table-cell>
          <table:table-cell office:value-type="float" office:value="0.0119137880656">
            <text:p>0,0119137881</text:p>
          </table:table-cell>
          <table:table-cell/>
          <table:table-cell table:formula="of:=[.C35]/[.I$1]" office:value-type="float" office:value="0.156525581842369">
            <text:p>0,1565255818</text:p>
          </table:table-cell>
          <table:table-cell table:formula="of:=[.D35]/[.J$1]" office:value-type="float" office:value="0.285122744848266">
            <text:p>0,2851227448</text:p>
          </table:table-cell>
          <table:table-cell table:number-columns-repeated="3"/>
        </table:table-row>
        <table:table-row table:style-name="ro1">
          <table:table-cell office:value-type="string">
            <text:p>сообщен</text:p>
          </table:table-cell>
          <table:table-cell office:value-type="float" office:value="1">
            <text:p>1</text:p>
          </table:table-cell>
          <table:table-cell office:value-type="float" office:value="0.180125530772">
            <text:p>0,1801255308</text:p>
          </table:table-cell>
          <table:table-cell office:value-type="float" office:value="0.0133263261959">
            <text:p>0,0133263262</text:p>
          </table:table-cell>
          <table:table-cell/>
          <table:table-cell table:formula="of:=[.C36]/[.I$1]" office:value-type="float" office:value="0.152742358685122">
            <text:p>0,1527423587</text:p>
          </table:table-cell>
          <table:table-cell table:formula="of:=[.D36]/[.J$1]" office:value-type="float" office:value="0.318927840817437">
            <text:p>0,3189278408</text:p>
          </table:table-cell>
          <table:table-cell table:number-columns-repeated="3"/>
        </table:table-row>
        <table:table-row table:style-name="ro1">
          <table:table-cell office:value-type="string">
            <text:p>прослушек</text:p>
          </table:table-cell>
          <table:table-cell office:value-type="float" office:value="1">
            <text:p>1</text:p>
          </table:table-cell>
          <table:table-cell office:value-type="float" office:value="0.180125530772">
            <text:p>0,1801255308</text:p>
          </table:table-cell>
          <table:table-cell office:value-type="float" office:value="0.0133263261959">
            <text:p>0,0133263262</text:p>
          </table:table-cell>
          <table:table-cell/>
          <table:table-cell table:formula="of:=[.C37]/[.I$1]" office:value-type="float" office:value="0.152742358685122">
            <text:p>0,1527423587</text:p>
          </table:table-cell>
          <table:table-cell table:formula="of:=[.D37]/[.J$1]" office:value-type="float" office:value="0.318927840817437">
            <text:p>0,3189278408</text:p>
          </table:table-cell>
          <table:table-cell table:number-columns-repeated="3"/>
        </table:table-row>
        <table:table-row table:style-name="ro1">
          <table:table-cell office:value-type="string">
            <text:p>отказа</text:p>
          </table:table-cell>
          <table:table-cell office:value-type="float" office:value="1">
            <text:p>1</text:p>
          </table:table-cell>
          <table:table-cell office:value-type="float" office:value="0.177245818967">
            <text:p>0,177245819</text:p>
          </table:table-cell>
          <table:table-cell office:value-type="float" office:value="0.01263115748">
            <text:p>0,0126311575</text:p>
          </table:table-cell>
          <table:table-cell/>
          <table:table-cell table:formula="of:=[.C38]/[.I$1]" office:value-type="float" office:value="0.150300428484867">
            <text:p>0,1503004285</text:p>
          </table:table-cell>
          <table:table-cell table:formula="of:=[.D38]/[.J$1]" office:value-type="float" office:value="0.302290948225537">
            <text:p>0,3022909482</text:p>
          </table:table-cell>
          <table:table-cell table:number-columns-repeated="3"/>
        </table:table-row>
        <table:table-row table:style-name="ro1">
          <table:table-cell office:value-type="string">
            <text:p>подход</text:p>
          </table:table-cell>
          <table:table-cell office:value-type="float" office:value="1">
            <text:p>1</text:p>
          </table:table-cell>
          <table:table-cell office:value-type="float" office:value="0.176481557677">
            <text:p>0,1764815577</text:p>
          </table:table-cell>
          <table:table-cell office:value-type="float" office:value="0.0116761749744">
            <text:p>0,011676175</text:p>
          </table:table-cell>
          <table:table-cell/>
          <table:table-cell table:formula="of:=[.C39]/[.I$1]" office:value-type="float" office:value="0.14965235227054">
            <text:p>0,1496523523</text:p>
          </table:table-cell>
          <table:table-cell table:formula="of:=[.D39]/[.J$1]" office:value-type="float" office:value="0.279436149081933">
            <text:p>0,2794361491</text:p>
          </table:table-cell>
          <table:table-cell table:number-columns-repeated="3"/>
        </table:table-row>
        <table:table-row table:style-name="ro1">
          <table:table-cell office:value-type="string">
            <text:p>сообща</text:p>
          </table:table-cell>
          <table:table-cell office:value-type="float" office:value="1">
            <text:p>1</text:p>
          </table:table-cell>
          <table:table-cell office:value-type="float" office:value="0.175469271287">
            <text:p>0,1754692713</text:p>
          </table:table-cell>
          <table:table-cell office:value-type="float" office:value="0.0119382697813">
            <text:p>0,0119382698</text:p>
          </table:table-cell>
          <table:table-cell/>
          <table:table-cell table:formula="of:=[.C40]/[.I$1]" office:value-type="float" office:value="0.148793956405108">
            <text:p>0,1487939564</text:p>
          </table:table-cell>
          <table:table-cell table:formula="of:=[.D40]/[.J$1]" office:value-type="float" office:value="0.285708645314225">
            <text:p>0,2857086453</text:p>
          </table:table-cell>
          <table:table-cell table:number-columns-repeated="3"/>
        </table:table-row>
        <table:table-row table:style-name="ro2">
          <table:table-cell office:value-type="string">
            <text:p>приостановк</text:p>
          </table:table-cell>
          <table:table-cell office:value-type="float" office:value="1">
            <text:p>1</text:p>
          </table:table-cell>
          <table:table-cell office:value-type="float" office:value="0.170086065595">
            <text:p>0,1700860656</text:p>
          </table:table-cell>
          <table:table-cell office:value-type="float" office:value="0.0137266452453">
            <text:p>0,0137266452</text:p>
          </table:table-cell>
          <table:table-cell/>
          <table:table-cell table:formula="of:=[.C41]/[.I$1]" office:value-type="float" office:value="0.144229120253569">
            <text:p>0,1442291203</text:p>
          </table:table-cell>
          <table:table-cell table:formula="of:=[.D41]/[.J$1]" office:value-type="float" office:value="0.328508342464058">
            <text:p>0,3285083425</text:p>
          </table:table-cell>
          <table:table-cell table:number-columns-repeated="3"/>
        </table:table-row>
        <table:table-row table:style-name="ro2">
          <table:table-cell office:value-type="string">
            <text:p>распоряд</text:p>
          </table:table-cell>
          <table:table-cell office:value-type="float" office:value="1">
            <text:p>1</text:p>
          </table:table-cell>
          <table:table-cell office:value-type="float" office:value="0.165151469951">
            <text:p>0,16515147</text:p>
          </table:table-cell>
          <table:table-cell office:value-type="float" office:value="0.0130121711966">
            <text:p>0,0130121712</text:p>
          </table:table-cell>
          <table:table-cell/>
          <table:table-cell table:formula="of:=[.C42]/[.I$1]" office:value-type="float" office:value="0.140044695232909">
            <text:p>0,1400446952</text:p>
          </table:table-cell>
          <table:table-cell table:formula="of:=[.D42]/[.J$1]" office:value-type="float" office:value="0.311409431457205">
            <text:p>0,3114094315</text:p>
          </table:table-cell>
          <table:table-cell table:number-columns-repeated="3"/>
        </table:table-row>
        <table:table-row table:style-name="ro1">
          <table:table-cell office:value-type="string">
            <text:p>ест</text:p>
          </table:table-cell>
          <table:table-cell office:value-type="float" office:value="1">
            <text:p>1</text:p>
          </table:table-cell>
          <table:table-cell office:value-type="float" office:value="0.162385995926">
            <text:p>0,1623859959</text:p>
          </table:table-cell>
          <table:table-cell office:value-type="float" office:value="0.0133959754012">
            <text:p>0,0133959754</text:p>
          </table:table-cell>
          <table:table-cell/>
          <table:table-cell table:formula="of:=[.C43]/[.I$1]" office:value-type="float" office:value="0.137699636075273">
            <text:p>0,1376996361</text:p>
          </table:table-cell>
          <table:table-cell table:formula="of:=[.D43]/[.J$1]" office:value-type="float" office:value="0.320594697108844">
            <text:p>0,3205946971</text:p>
          </table:table-cell>
          <table:table-cell table:number-columns-repeated="3"/>
        </table:table-row>
        <table:table-row table:style-name="ro2">
          <table:table-cell office:value-type="string">
            <text:p>напомина</text:p>
          </table:table-cell>
          <table:table-cell office:value-type="float" office:value="1">
            <text:p>1</text:p>
          </table:table-cell>
          <table:table-cell office:value-type="float" office:value="0.161300469605">
            <text:p>0,1613004696</text:p>
          </table:table-cell>
          <table:table-cell office:value-type="float" office:value="0.0121809704415">
            <text:p>0,0121809704</text:p>
          </table:table-cell>
          <table:table-cell/>
          <table:table-cell table:formula="of:=[.C44]/[.I$1]" office:value-type="float" office:value="0.13677913441194">
            <text:p>0,1367791344</text:p>
          </table:table-cell>
          <table:table-cell table:formula="of:=[.D44]/[.J$1]" office:value-type="float" office:value="0.291516997622633">
            <text:p>0,2915169976</text:p>
          </table:table-cell>
          <table:table-cell table:number-columns-repeated="3"/>
        </table:table-row>
        <table:table-row table:style-name="ro2">
          <table:table-cell office:value-type="string">
            <text:p>нич</text:p>
          </table:table-cell>
          <table:table-cell office:value-type="float" office:value="1">
            <text:p>1</text:p>
          </table:table-cell>
          <table:table-cell office:value-type="float" office:value="0.157806962905">
            <text:p>0,1578069629</text:p>
          </table:table-cell>
          <table:table-cell office:value-type="float" office:value="0.0118173944599">
            <text:p>0,0118173945</text:p>
          </table:table-cell>
          <table:table-cell/>
          <table:table-cell table:formula="of:=[.C45]/[.I$1]" office:value-type="float" office:value="0.133816720082593">
            <text:p>0,1338167201</text:p>
          </table:table-cell>
          <table:table-cell table:formula="of:=[.D45]/[.J$1]" office:value-type="float" office:value="0.282815837146729">
            <text:p>0,2828158371</text:p>
          </table:table-cell>
          <table:table-cell table:number-columns-repeated="3"/>
        </table:table-row>
        <table:table-row table:style-name="ro1">
          <table:table-cell office:value-type="string">
            <text:p>политик</text:p>
          </table:table-cell>
          <table:table-cell office:value-type="float" office:value="1">
            <text:p>1</text:p>
          </table:table-cell>
          <table:table-cell office:value-type="float" office:value="0.156932035498">
            <text:p>0,1569320355</text:p>
          </table:table-cell>
          <table:table-cell office:value-type="float" office:value="0.0112339002604">
            <text:p>0,0112339003</text:p>
          </table:table-cell>
          <table:table-cell/>
          <table:table-cell table:formula="of:=[.C46]/[.I$1]" office:value-type="float" office:value="0.133074801514744">
            <text:p>0,1330748015</text:p>
          </table:table-cell>
          <table:table-cell table:formula="of:=[.D46]/[.J$1]" office:value-type="float" office:value="0.268851557536548">
            <text:p>0,2688515575</text:p>
          </table:table-cell>
          <table:table-cell table:number-columns-repeated="3"/>
        </table:table-row>
        <table:table-row table:style-name="ro1">
          <table:table-cell office:value-type="string">
            <text:p>фонд</text:p>
          </table:table-cell>
          <table:table-cell office:value-type="float" office:value="1">
            <text:p>1</text:p>
          </table:table-cell>
          <table:table-cell office:value-type="float" office:value="0.155849171246">
            <text:p>0,1558491712</text:p>
          </table:table-cell>
          <table:table-cell office:value-type="float" office:value="0.0123655756879">
            <text:p>0,0123655757</text:p>
          </table:table-cell>
          <table:table-cell/>
          <table:table-cell table:formula="of:=[.C47]/[.I$1]" office:value-type="float" office:value="0.132156557225456">
            <text:p>0,1321565572</text:p>
          </table:table-cell>
          <table:table-cell table:formula="of:=[.D47]/[.J$1]" office:value-type="float" office:value="0.295935000887182">
            <text:p>0,2959350009</text:p>
          </table:table-cell>
          <table:table-cell table:number-columns-repeated="3"/>
        </table:table-row>
        <table:table-row table:style-name="ro1">
          <table:table-cell office:value-type="string">
            <text:p>электрон</text:p>
          </table:table-cell>
          <table:table-cell office:value-type="float" office:value="1">
            <text:p>1</text:p>
          </table:table-cell>
          <table:table-cell office:value-type="float" office:value="0.154472045417">
            <text:p>0,1544720454</text:p>
          </table:table-cell>
          <table:table-cell office:value-type="float" office:value="0.0110685909407">
            <text:p>0,0110685909</text:p>
          </table:table-cell>
          <table:table-cell/>
          <table:table-cell table:formula="of:=[.C48]/[.I$1]" office:value-type="float" office:value="0.130988785802793">
            <text:p>0,1309887858</text:p>
          </table:table-cell>
          <table:table-cell table:formula="of:=[.D48]/[.J$1]" office:value-type="float" office:value="0.264895347578612">
            <text:p>0,2648953476</text:p>
          </table:table-cell>
          <table:table-cell table:number-columns-repeated="3"/>
        </table:table-row>
        <table:table-row table:style-name="ro2">
          <table:table-cell office:value-type="string">
            <text:p>разведывательн</text:p>
          </table:table-cell>
          <table:table-cell office:value-type="float" office:value="1">
            <text:p>1</text:p>
          </table:table-cell>
          <table:table-cell office:value-type="float" office:value="0.150283881471">
            <text:p>0,1502838815</text:p>
          </table:table-cell>
          <table:table-cell office:value-type="float" office:value="0.0116589512768">
            <text:p>0,0116589513</text:p>
          </table:table-cell>
          <table:table-cell/>
          <table:table-cell table:formula="of:=[.C49]/[.I$1]" office:value-type="float" office:value="0.127437317907429">
            <text:p>0,1274373179</text:p>
          </table:table-cell>
          <table:table-cell table:formula="of:=[.D49]/[.J$1]" office:value-type="float" office:value="0.279023948704597">
            <text:p>0,2790239487</text:p>
          </table:table-cell>
          <table:table-cell table:number-columns-repeated="3"/>
        </table:table-row>
        <table:table-row table:style-name="ro2">
          <table:table-cell office:value-type="string">
            <text:p>масштабн</text:p>
          </table:table-cell>
          <table:table-cell office:value-type="float" office:value="1">
            <text:p>1</text:p>
          </table:table-cell>
          <table:table-cell office:value-type="float" office:value="0.145099196676">
            <text:p>0,1450991967</text:p>
          </table:table-cell>
          <table:table-cell office:value-type="float" office:value="0.0106381255843">
            <text:p>0,0106381256</text:p>
          </table:table-cell>
          <table:table-cell/>
          <table:table-cell table:formula="of:=[.C50]/[.I$1]" office:value-type="float" office:value="0.1230408229673">
            <text:p>0,123040823</text:p>
          </table:table-cell>
          <table:table-cell table:formula="of:=[.D50]/[.J$1]" office:value-type="float" office:value="0.254593379530914">
            <text:p>0,2545933795</text:p>
          </table:table-cell>
          <table:table-cell table:number-columns-repeated="3"/>
        </table:table-row>
        <table:table-row table:style-name="ro1">
          <table:table-cell office:value-type="string">
            <text:p>канцлер</text:p>
          </table:table-cell>
          <table:table-cell office:value-type="float" office:value="1">
            <text:p>1</text:p>
          </table:table-cell>
          <table:table-cell office:value-type="float" office:value="0.145008415441">
            <text:p>0,1450084154</text:p>
          </table:table-cell>
          <table:table-cell office:value-type="float" office:value="0.0113482279409">
            <text:p>0,0113482279</text:p>
          </table:table-cell>
          <table:table-cell/>
          <table:table-cell table:formula="of:=[.C51]/[.I$1]" office:value-type="float" office:value="0.122963842542044">
            <text:p>0,1229638425</text:p>
          </table:table-cell>
          <table:table-cell table:formula="of:=[.D51]/[.J$1]" office:value-type="float" office:value="0.271587666479968">
            <text:p>0,2715876665</text:p>
          </table:table-cell>
          <table:table-cell table:number-columns-repeated="3"/>
        </table:table-row>
        <table:table-row table:style-name="ro2">
          <table:table-cell office:value-type="string">
            <text:p>ссылк</text:p>
          </table:table-cell>
          <table:table-cell office:value-type="float" office:value="1">
            <text:p>1</text:p>
          </table:table-cell>
          <table:table-cell office:value-type="float" office:value="0.144969472985">
            <text:p>0,144969473</text:p>
          </table:table-cell>
          <table:table-cell office:value-type="float" office:value="0.01170532972">
            <text:p>0,0117053297</text:p>
          </table:table-cell>
          <table:table-cell/>
          <table:table-cell table:formula="of:=[.C52]/[.I$1]" office:value-type="float" office:value="0.122930820223904">
            <text:p>0,1229308202</text:p>
          </table:table-cell>
          <table:table-cell table:formula="of:=[.D52]/[.J$1]" office:value-type="float" office:value="0.28013388527172">
            <text:p>0,2801338853</text:p>
          </table:table-cell>
          <table:table-cell table:number-columns-repeated="3"/>
        </table:table-row>
        <table:table-row table:style-name="ro1">
          <table:table-cell office:value-type="string">
            <text:p>конц</text:p>
          </table:table-cell>
          <table:table-cell office:value-type="float" office:value="1">
            <text:p>1</text:p>
          </table:table-cell>
          <table:table-cell office:value-type="float" office:value="0.144560112087">
            <text:p>0,1445601121</text:p>
          </table:table-cell>
          <table:table-cell office:value-type="float" office:value="0.0133556796616">
            <text:p>0,0133556797</text:p>
          </table:table-cell>
          <table:table-cell/>
          <table:table-cell table:formula="of:=[.C53]/[.I$1]" office:value-type="float" office:value="0.12258369148071">
            <text:p>0,1225836915</text:p>
          </table:table-cell>
          <table:table-cell table:formula="of:=[.D53]/[.J$1]" office:value-type="float" office:value="0.319630332809498">
            <text:p>0,3196303328</text:p>
          </table:table-cell>
          <table:table-cell table:number-columns-repeated="3"/>
        </table:table-row>
        <table:table-row table:style-name="ro2">
          <table:table-cell office:value-type="string">
            <text:p>обам</text:p>
          </table:table-cell>
          <table:table-cell office:value-type="float" office:value="1">
            <text:p>1</text:p>
          </table:table-cell>
          <table:table-cell office:value-type="float" office:value="0.143062374525">
            <text:p>0,1430623745</text:p>
          </table:table-cell>
          <table:table-cell office:value-type="float" office:value="0.0124754121081">
            <text:p>0,0124754121</text:p>
          </table:table-cell>
          <table:table-cell/>
          <table:table-cell table:formula="of:=[.C54]/[.I$1]" office:value-type="float" office:value="0.121313644048063">
            <text:p>0,121313644</text:p>
          </table:table-cell>
          <table:table-cell table:formula="of:=[.D54]/[.J$1]" office:value-type="float" office:value="0.29856362424688">
            <text:p>0,2985636242</text:p>
          </table:table-cell>
          <table:table-cell table:number-columns-repeated="3"/>
        </table:table-row>
        <table:table-row table:style-name="ro2">
          <table:table-cell office:value-type="string">
            <text:p>всемирн</text:p>
          </table:table-cell>
          <table:table-cell office:value-type="float" office:value="1">
            <text:p>1</text:p>
          </table:table-cell>
          <table:table-cell office:value-type="float" office:value="0.141831898165">
            <text:p>0,1418318982</text:p>
          </table:table-cell>
          <table:table-cell office:value-type="float" office:value="0.0123980357888">
            <text:p>0,0123980358</text:p>
          </table:table-cell>
          <table:table-cell/>
          <table:table-cell table:formula="of:=[.C55]/[.I$1]" office:value-type="float" office:value="0.120270228044084">
            <text:p>0,120270228</text:p>
          </table:table-cell>
          <table:table-cell table:formula="of:=[.D55]/[.J$1]" office:value-type="float" office:value="0.296711841386249">
            <text:p>0,2967118414</text:p>
          </table:table-cell>
          <table:table-cell table:number-columns-repeated="3"/>
        </table:table-row>
        <table:table-row table:style-name="ro1">
          <table:table-cell office:value-type="string">
            <text:p>прилетел</text:p>
          </table:table-cell>
          <table:table-cell office:value-type="float" office:value="1">
            <text:p>1</text:p>
          </table:table-cell>
          <table:table-cell office:value-type="float" office:value="0.140403162487">
            <text:p>0,1404031625</text:p>
          </table:table-cell>
          <table:table-cell office:value-type="float" office:value="0.0119785859083">
            <text:p>0,0119785859</text:p>
          </table:table-cell>
          <table:table-cell/>
          <table:table-cell table:formula="of:=[.C56]/[.I$1]" office:value-type="float" office:value="0.119058692641745">
            <text:p>0,1190586926</text:p>
          </table:table-cell>
          <table:table-cell table:formula="of:=[.D56]/[.J$1]" office:value-type="float" office:value="0.286673497528198">
            <text:p>0,2866734975</text:p>
          </table:table-cell>
          <table:table-cell table:number-columns-repeated="3"/>
        </table:table-row>
        <table:table-row table:style-name="ro1">
          <table:table-cell office:value-type="string">
            <text:p>прост</text:p>
          </table:table-cell>
          <table:table-cell office:value-type="float" office:value="1">
            <text:p>1</text:p>
          </table:table-cell>
          <table:table-cell office:value-type="float" office:value="0.140130219729">
            <text:p>0,1401302197</text:p>
          </table:table-cell>
          <table:table-cell office:value-type="float" office:value="0.0114790979244">
            <text:p>0,0114790979</text:p>
          </table:table-cell>
          <table:table-cell/>
          <table:table-cell table:formula="of:=[.C57]/[.I$1]" office:value-type="float" office:value="0.118827243382641">
            <text:p>0,1188272434</text:p>
          </table:table-cell>
          <table:table-cell table:formula="of:=[.D57]/[.J$1]" office:value-type="float" office:value="0.27471966855255">
            <text:p>0,2747196686</text:p>
          </table:table-cell>
          <table:table-cell table:number-columns-repeated="3"/>
        </table:table-row>
        <table:table-row table:style-name="ro2">
          <table:table-cell office:value-type="string">
            <text:p>получ</text:p>
          </table:table-cell>
          <table:table-cell office:value-type="float" office:value="1">
            <text:p>1</text:p>
          </table:table-cell>
          <table:table-cell office:value-type="float" office:value="0.139290913998">
            <text:p>0,139290914</text:p>
          </table:table-cell>
          <table:table-cell office:value-type="float" office:value="0.0117542824038">
            <text:p>0,0117542824</text:p>
          </table:table-cell>
          <table:table-cell/>
          <table:table-cell table:formula="of:=[.C58]/[.I$1]" office:value-type="float" office:value="0.118115531186922">
            <text:p>0,1181155312</text:p>
          </table:table-cell>
          <table:table-cell table:formula="of:=[.D58]/[.J$1]" office:value-type="float" office:value="0.2813054289903">
            <text:p>0,281305429</text:p>
          </table:table-cell>
          <table:table-cell table:number-columns-repeated="3"/>
        </table:table-row>
        <table:table-row table:style-name="ro1">
          <table:table-cell office:value-type="string">
            <text:p>сотрудник</text:p>
          </table:table-cell>
          <table:table-cell office:value-type="float" office:value="1">
            <text:p>1</text:p>
          </table:table-cell>
          <table:table-cell office:value-type="float" office:value="0.138900733942">
            <text:p>0,1389007339</text:p>
          </table:table-cell>
          <table:table-cell office:value-type="float" office:value="0.0117525027701">
            <text:p>0,0117525028</text:p>
          </table:table-cell>
          <table:table-cell/>
          <table:table-cell table:formula="of:=[.C59]/[.I$1]" office:value-type="float" office:value="0.117784667362066">
            <text:p>0,1177846674</text:p>
          </table:table-cell>
          <table:table-cell table:formula="of:=[.D59]/[.J$1]" office:value-type="float" office:value="0.281262838502491">
            <text:p>0,2812628385</text:p>
          </table:table-cell>
          <table:table-cell table:number-columns-repeated="3"/>
        </table:table-row>
        <table:table-row table:style-name="ro2">
          <table:table-cell office:value-type="string">
            <text:p>деятельн</text:p>
          </table:table-cell>
          <table:table-cell office:value-type="float" office:value="1">
            <text:p>1</text:p>
          </table:table-cell>
          <table:table-cell office:value-type="float" office:value="0.137567362572">
            <text:p>0,1375673626</text:p>
          </table:table-cell>
          <table:table-cell office:value-type="float" office:value="0.0113976795294">
            <text:p>0,0113976795</text:p>
          </table:table-cell>
          <table:table-cell/>
          <table:table-cell table:formula="of:=[.C60]/[.I$1]" office:value-type="float" office:value="0.116653998726786">
            <text:p>0,1166539987</text:p>
          </table:table-cell>
          <table:table-cell table:formula="of:=[.D60]/[.J$1]" office:value-type="float" office:value="0.272771150068276">
            <text:p>0,2727711501</text:p>
          </table:table-cell>
          <table:table-cell table:number-columns-repeated="3"/>
        </table:table-row>
        <table:table-row table:style-name="ro2">
          <table:table-cell office:value-type="string">
            <text:p>неназва</text:p>
          </table:table-cell>
          <table:table-cell office:value-type="float" office:value="1">
            <text:p>1</text:p>
          </table:table-cell>
          <table:table-cell office:value-type="float" office:value="0.137149576828">
            <text:p>0,1371495768</text:p>
          </table:table-cell>
          <table:table-cell office:value-type="float" office:value="0.0119507487529">
            <text:p>0,0119507488</text:p>
          </table:table-cell>
          <table:table-cell/>
          <table:table-cell table:formula="of:=[.C61]/[.I$1]" office:value-type="float" office:value="0.116299725905549">
            <text:p>0,1162997259</text:p>
          </table:table-cell>
          <table:table-cell table:formula="of:=[.D61]/[.J$1]" office:value-type="float" office:value="0.286007294124821">
            <text:p>0,2860072941</text:p>
          </table:table-cell>
          <table:table-cell table:number-columns-repeated="3"/>
        </table:table-row>
        <table:table-row table:style-name="ro2">
          <table:table-cell office:value-type="string">
            <text:p>сентябр</text:p>
          </table:table-cell>
          <table:table-cell office:value-type="float" office:value="1">
            <text:p>1</text:p>
          </table:table-cell>
          <table:table-cell office:value-type="float" office:value="0.136164669915">
            <text:p>0,1361646699</text:p>
          </table:table-cell>
          <table:table-cell office:value-type="float" office:value="0.0129704591241">
            <text:p>0,0129704591</text:p>
          </table:table-cell>
          <table:table-cell/>
          <table:table-cell table:formula="of:=[.C62]/[.I$1]" office:value-type="float" office:value="0.115464547214709">
            <text:p>0,1154645472</text:p>
          </table:table-cell>
          <table:table-cell table:formula="of:=[.D62]/[.J$1]" office:value-type="float" office:value="0.310411171244834">
            <text:p>0,3104111712</text:p>
          </table:table-cell>
          <table:table-cell table:number-columns-repeated="3"/>
        </table:table-row>
        <table:table-row table:style-name="ro2">
          <table:table-cell office:value-type="string">
            <text:p>герман</text:p>
          </table:table-cell>
          <table:table-cell office:value-type="float" office:value="1">
            <text:p>1</text:p>
          </table:table-cell>
          <table:table-cell office:value-type="float" office:value="0.136151176884">
            <text:p>0,1361511769</text:p>
          </table:table-cell>
          <table:table-cell office:value-type="float" office:value="0.0116920070514">
            <text:p>0,0116920071</text:p>
          </table:table-cell>
          <table:table-cell/>
          <table:table-cell table:formula="of:=[.C63]/[.I$1]" office:value-type="float" office:value="0.115453105430905">
            <text:p>0,1154531054</text:p>
          </table:table-cell>
          <table:table-cell table:formula="of:=[.D63]/[.J$1]" office:value-type="float" office:value="0.279815044965093">
            <text:p>0,279815045</text:p>
          </table:table-cell>
          <table:table-cell table:number-columns-repeated="3"/>
        </table:table-row>
        <table:table-row table:style-name="ro2">
          <table:table-cell office:value-type="string">
            <text:p>осуществля</text:p>
          </table:table-cell>
          <table:table-cell office:value-type="float" office:value="1">
            <text:p>1</text:p>
          </table:table-cell>
          <table:table-cell office:value-type="float" office:value="0.13385906446">
            <text:p>0,1338590645</text:p>
          </table:table-cell>
          <table:table-cell office:value-type="float" office:value="0.0110561972577">
            <text:p>0,0110561973</text:p>
          </table:table-cell>
          <table:table-cell/>
          <table:table-cell table:formula="of:=[.C64]/[.I$1]" office:value-type="float" office:value="0.113509446158881">
            <text:p>0,1135094462</text:p>
          </table:table-cell>
          <table:table-cell table:formula="of:=[.D64]/[.J$1]" office:value-type="float" office:value="0.264598739908887">
            <text:p>0,2645987399</text:p>
          </table:table-cell>
          <table:table-cell table:number-columns-repeated="3"/>
        </table:table-row>
        <table:table-row table:style-name="ro1">
          <table:table-cell office:value-type="string">
            <text:p>времен</text:p>
          </table:table-cell>
          <table:table-cell office:value-type="float" office:value="1">
            <text:p>1</text:p>
          </table:table-cell>
          <table:table-cell office:value-type="float" office:value="0.133841641255">
            <text:p>0,1338416413</text:p>
          </table:table-cell>
          <table:table-cell office:value-type="float" office:value="0.0118638062938">
            <text:p>0,0118638063</text:p>
          </table:table-cell>
          <table:table-cell/>
          <table:table-cell table:formula="of:=[.C65]/[.I$1]" office:value-type="float" office:value="0.113494671676795">
            <text:p>0,1134946717</text:p>
          </table:table-cell>
          <table:table-cell table:formula="of:=[.D65]/[.J$1]" office:value-type="float" office:value="0.283926572825604">
            <text:p>0,2839265728</text:p>
          </table:table-cell>
          <table:table-cell table:number-columns-repeated="3"/>
        </table:table-row>
        <table:table-row table:style-name="ro1">
          <table:table-cell office:value-type="string">
            <text:p>банк</text:p>
          </table:table-cell>
          <table:table-cell office:value-type="float" office:value="1">
            <text:p>1</text:p>
          </table:table-cell>
          <table:table-cell office:value-type="float" office:value="0.133769937273">
            <text:p>0,1337699373</text:p>
          </table:table-cell>
          <table:table-cell office:value-type="float" office:value="0.0123841452741">
            <text:p>0,0123841453</text:p>
          </table:table-cell>
          <table:table-cell/>
          <table:table-cell table:formula="of:=[.C66]/[.I$1]" office:value-type="float" office:value="0.113433868328759">
            <text:p>0,1134338683</text:p>
          </table:table-cell>
          <table:table-cell table:formula="of:=[.D66]/[.J$1]" office:value-type="float" office:value="0.296379411292914">
            <text:p>0,2963794113</text:p>
          </table:table-cell>
          <table:table-cell table:number-columns-repeated="3"/>
        </table:table-row>
        <table:table-row table:style-name="ro2">
          <table:table-cell office:value-type="string">
            <text:p>бывш</text:p>
          </table:table-cell>
          <table:table-cell office:value-type="float" office:value="1">
            <text:p>1</text:p>
          </table:table-cell>
          <table:table-cell office:value-type="float" office:value="0.132965355997">
            <text:p>0,132965356</text:p>
          </table:table-cell>
          <table:table-cell office:value-type="float" office:value="0.011868263776">
            <text:p>0,0118682638</text:p>
          </table:table-cell>
          <table:table-cell/>
          <table:table-cell table:formula="of:=[.C67]/[.I$1]" office:value-type="float" office:value="0.112751601682141">
            <text:p>0,1127516017</text:p>
          </table:table-cell>
          <table:table-cell table:formula="of:=[.D67]/[.J$1]" office:value-type="float" office:value="0.284033250026254">
            <text:p>0,28403325</text:p>
          </table:table-cell>
          <table:table-cell table:number-columns-repeated="3"/>
        </table:table-row>
        <table:table-row table:style-name="ro1">
          <table:table-cell office:value-type="string">
            <text:p>след</text:p>
          </table:table-cell>
          <table:table-cell office:value-type="float" office:value="1">
            <text:p>1</text:p>
          </table:table-cell>
          <table:table-cell office:value-type="float" office:value="0.132691855472">
            <text:p>0,1326918555</text:p>
          </table:table-cell>
          <table:table-cell office:value-type="float" office:value="0.0106198220726">
            <text:p>0,0106198221</text:p>
          </table:table-cell>
          <table:table-cell/>
          <table:table-cell table:formula="of:=[.C68]/[.I$1]" office:value-type="float" office:value="0.112519679449289">
            <text:p>0,1125196794</text:p>
          </table:table-cell>
          <table:table-cell table:formula="of:=[.D68]/[.J$1]" office:value-type="float" office:value="0.254155336864087">
            <text:p>0,2541553369</text:p>
          </table:table-cell>
          <table:table-cell table:number-columns-repeated="3"/>
        </table:table-row>
        <table:table-row table:style-name="ro2">
          <table:table-cell office:value-type="string">
            <text:p>информирова</text:p>
          </table:table-cell>
          <table:table-cell office:value-type="float" office:value="1">
            <text:p>1</text:p>
          </table:table-cell>
          <table:table-cell office:value-type="float" office:value="0.131786780802">
            <text:p>0,1317867808</text:p>
          </table:table-cell>
          <table:table-cell office:value-type="float" office:value="0.0120106047085">
            <text:p>0,0120106047</text:p>
          </table:table-cell>
          <table:table-cell/>
          <table:table-cell table:formula="of:=[.C69]/[.I$1]" office:value-type="float" office:value="0.111752196687188">
            <text:p>0,1117521967</text:p>
          </table:table-cell>
          <table:table-cell table:formula="of:=[.D69]/[.J$1]" office:value-type="float" office:value="0.287439776745983">
            <text:p>0,2874397767</text:p>
          </table:table-cell>
          <table:table-cell table:number-columns-repeated="3"/>
        </table:table-row>
        <table:table-row table:style-name="ro1">
          <table:table-cell office:value-type="string">
            <text:p>ангел</text:p>
          </table:table-cell>
          <table:table-cell office:value-type="float" office:value="1">
            <text:p>1</text:p>
          </table:table-cell>
          <table:table-cell office:value-type="float" office:value="0.13173003738">
            <text:p>0,1317300374</text:p>
          </table:table-cell>
          <table:table-cell office:value-type="float" office:value="0.011820293166">
            <text:p>0,0118202932</text:p>
          </table:table-cell>
          <table:table-cell/>
          <table:table-cell table:formula="of:=[.C70]/[.I$1]" office:value-type="float" office:value="0.111704079554214">
            <text:p>0,1117040796</text:p>
          </table:table-cell>
          <table:table-cell table:formula="of:=[.D70]/[.J$1]" office:value-type="float" office:value="0.282885209460152">
            <text:p>0,2828852095</text:p>
          </table:table-cell>
          <table:table-cell table:number-columns-repeated="3"/>
        </table:table-row>
        <table:table-row table:style-name="ro1">
          <table:table-cell office:value-type="string">
            <text:p>начал</text:p>
          </table:table-cell>
          <table:table-cell office:value-type="float" office:value="1">
            <text:p>1</text:p>
          </table:table-cell>
          <table:table-cell office:value-type="float" office:value="0.131092964715">
            <text:p>0,1310929647</text:p>
          </table:table-cell>
          <table:table-cell office:value-type="float" office:value="0.0127533373602">
            <text:p>0,0127533374</text:p>
          </table:table-cell>
          <table:table-cell/>
          <table:table-cell table:formula="of:=[.C71]/[.I$1]" office:value-type="float" office:value="0.111163856404898">
            <text:p>0,1111638564</text:p>
          </table:table-cell>
          <table:table-cell table:formula="of:=[.D71]/[.J$1]" office:value-type="float" office:value="0.305214977309824">
            <text:p>0,3052149773</text:p>
          </table:table-cell>
          <table:table-cell table:number-columns-repeated="3"/>
        </table:table-row>
        <table:table-row table:style-name="ro1">
          <table:table-cell office:value-type="string">
            <text:p>убежищ</text:p>
          </table:table-cell>
          <table:table-cell office:value-type="float" office:value="1">
            <text:p>1</text:p>
          </table:table-cell>
          <table:table-cell office:value-type="float" office:value="0.130421257565">
            <text:p>0,1304212576</text:p>
          </table:table-cell>
          <table:table-cell office:value-type="float" office:value="0.0119057943499">
            <text:p>0,0119057943</text:p>
          </table:table-cell>
          <table:table-cell/>
          <table:table-cell table:formula="of:=[.C72]/[.I$1]" office:value-type="float" office:value="0.110594263998996">
            <text:p>0,110594264</text:p>
          </table:table-cell>
          <table:table-cell table:formula="of:=[.D72]/[.J$1]" office:value-type="float" office:value="0.284931437923099">
            <text:p>0,2849314379</text:p>
          </table:table-cell>
          <table:table-cell table:number-columns-repeated="3"/>
        </table:table-row>
        <table:table-row table:style-name="ro1">
          <table:table-cell office:value-type="string">
            <text:p>переда</text:p>
          </table:table-cell>
          <table:table-cell office:value-type="float" office:value="1">
            <text:p>1</text:p>
          </table:table-cell>
          <table:table-cell office:value-type="float" office:value="0.129878545763">
            <text:p>0,1298785458</text:p>
          </table:table-cell>
          <table:table-cell office:value-type="float" office:value="0.0120597314586">
            <text:p>0,0120597315</text:p>
          </table:table-cell>
          <table:table-cell/>
          <table:table-cell table:formula="of:=[.C73]/[.I$1]" office:value-type="float" office:value="0.110134056718171">
            <text:p>0,1101340567</text:p>
          </table:table-cell>
          <table:table-cell table:formula="of:=[.D73]/[.J$1]" office:value-type="float" office:value="0.288615486248021">
            <text:p>0,2886154862</text:p>
          </table:table-cell>
          <table:table-cell table:number-columns-repeated="3"/>
        </table:table-row>
        <table:table-row table:style-name="ro2">
          <table:table-cell office:value-type="string">
            <text:p>меркел</text:p>
          </table:table-cell>
          <table:table-cell office:value-type="float" office:value="1">
            <text:p>1</text:p>
          </table:table-cell>
          <table:table-cell office:value-type="float" office:value="0.129853413793">
            <text:p>0,1298534138</text:p>
          </table:table-cell>
          <table:table-cell office:value-type="float" office:value="0.0117626277977">
            <text:p>0,0117626278</text:p>
          </table:table-cell>
          <table:table-cell/>
          <table:table-cell table:formula="of:=[.C74]/[.I$1]" office:value-type="float" office:value="0.110112745378464">
            <text:p>0,1101127454</text:p>
          </table:table-cell>
          <table:table-cell table:formula="of:=[.D74]/[.J$1]" office:value-type="float" office:value="0.281505152336268">
            <text:p>0,2815051523</text:p>
          </table:table-cell>
          <table:table-cell table:number-columns-repeated="3"/>
        </table:table-row>
        <table:table-row table:style-name="ro1">
          <table:table-cell office:value-type="string">
            <text:p>росс</text:p>
          </table:table-cell>
          <table:table-cell office:value-type="float" office:value="1">
            <text:p>1</text:p>
          </table:table-cell>
          <table:table-cell office:value-type="float" office:value="0.12958836821">
            <text:p>0,1295883682</text:p>
          </table:table-cell>
          <table:table-cell office:value-type="float" office:value="0.011777962469">
            <text:p>0,0117779625</text:p>
          </table:table-cell>
          <table:table-cell/>
          <table:table-cell table:formula="of:=[.C75]/[.I$1]" office:value-type="float" office:value="0.109887992744382">
            <text:p>0,1098879927</text:p>
          </table:table-cell>
          <table:table-cell table:formula="of:=[.D75]/[.J$1]" office:value-type="float" office:value="0.281872144224014">
            <text:p>0,2818721442</text:p>
          </table:table-cell>
          <table:table-cell table:number-columns-repeated="3"/>
        </table:table-row>
        <table:table-row table:style-name="ro1">
          <table:table-cell office:value-type="string">
            <text:p>граждан</text:p>
          </table:table-cell>
          <table:table-cell office:value-type="float" office:value="1">
            <text:p>1</text:p>
          </table:table-cell>
          <table:table-cell office:value-type="float" office:value="0.129530985089">
            <text:p>0,1295309851</text:p>
          </table:table-cell>
          <table:table-cell office:value-type="float" office:value="0.0113375836682">
            <text:p>0,0113375837</text:p>
          </table:table-cell>
          <table:table-cell/>
          <table:table-cell table:formula="of:=[.C76]/[.I$1]" office:value-type="float" office:value="0.109839333161186">
            <text:p>0,1098393332</text:p>
          </table:table-cell>
          <table:table-cell table:formula="of:=[.D76]/[.J$1]" office:value-type="float" office:value="0.271332925986648">
            <text:p>0,271332926</text:p>
          </table:table-cell>
          <table:table-cell table:number-columns-repeated="3"/>
        </table:table-row>
        <table:table-row table:style-name="ro1">
          <table:table-cell office:value-type="string">
            <text:p>источник</text:p>
          </table:table-cell>
          <table:table-cell office:value-type="float" office:value="1">
            <text:p>1</text:p>
          </table:table-cell>
          <table:table-cell office:value-type="float" office:value="0.129459954632">
            <text:p>0,1294599546</text:p>
          </table:table-cell>
          <table:table-cell office:value-type="float" office:value="0.0119800819597">
            <text:p>0,011980082</text:p>
          </table:table-cell>
          <table:table-cell/>
          <table:table-cell table:formula="of:=[.C77]/[.I$1]" office:value-type="float" office:value="0.109779100947051">
            <text:p>0,1097791009</text:p>
          </table:table-cell>
          <table:table-cell table:formula="of:=[.D77]/[.J$1]" office:value-type="float" office:value="0.286709301277539">
            <text:p>0,2867093013</text:p>
          </table:table-cell>
          <table:table-cell table:number-columns-repeated="3"/>
        </table:table-row>
        <table:table-row table:style-name="ro1">
          <table:table-cell office:value-type="string">
            <text:p>барак</text:p>
          </table:table-cell>
          <table:table-cell office:value-type="float" office:value="1">
            <text:p>1</text:p>
          </table:table-cell>
          <table:table-cell office:value-type="float" office:value="0.129032977432">
            <text:p>0,1290329774</text:p>
          </table:table-cell>
          <table:table-cell office:value-type="float" office:value="0.0117378505711">
            <text:p>0,0117378506</text:p>
          </table:table-cell>
          <table:table-cell/>
          <table:table-cell table:formula="of:=[.C78]/[.I$1]" office:value-type="float" office:value="0.109417033979902">
            <text:p>0,109417034</text:p>
          </table:table-cell>
          <table:table-cell table:formula="of:=[.D78]/[.J$1]" office:value-type="float" office:value="0.280912179654613">
            <text:p>0,2809121797</text:p>
          </table:table-cell>
          <table:table-cell table:number-columns-repeated="3"/>
        </table:table-row>
        <table:table-row table:style-name="ro2">
          <table:table-cell office:value-type="string">
            <text:p>сноуден</text:p>
          </table:table-cell>
          <table:table-cell office:value-type="float" office:value="1">
            <text:p>1</text:p>
          </table:table-cell>
          <table:table-cell office:value-type="float" office:value="0.128890797537">
            <text:p>0,1288907975</text:p>
          </table:table-cell>
          <table:table-cell office:value-type="float" office:value="0.011897900402">
            <text:p>0,0118979004</text:p>
          </table:table-cell>
          <table:table-cell/>
          <table:table-cell table:formula="of:=[.C79]/[.I$1]" office:value-type="float" office:value="0.109296468658446">
            <text:p>0,1092964687</text:p>
          </table:table-cell>
          <table:table-cell table:formula="of:=[.D79]/[.J$1]" office:value-type="float" office:value="0.284742518657409">
            <text:p>0,2847425187</text:p>
          </table:table-cell>
          <table:table-cell table:number-columns-repeated="3"/>
        </table:table-row>
        <table:table-row table:style-name="ro2">
          <table:table-cell office:value-type="string">
            <text:p>эт</text:p>
          </table:table-cell>
          <table:table-cell office:value-type="float" office:value="1">
            <text:p>1</text:p>
          </table:table-cell>
          <table:table-cell office:value-type="float" office:value="0.128801067969">
            <text:p>0,128801068</text:p>
          </table:table-cell>
          <table:table-cell office:value-type="float" office:value="0.011694709572">
            <text:p>0,0116947096</text:p>
          </table:table-cell>
          <table:table-cell/>
          <table:table-cell table:formula="of:=[.C80]/[.I$1]" office:value-type="float" office:value="0.109220380022919">
            <text:p>0,10922038</text:p>
          </table:table-cell>
          <table:table-cell table:formula="of:=[.D80]/[.J$1]" office:value-type="float" office:value="0.279879722134708">
            <text:p>0,2798797221</text:p>
          </table:table-cell>
          <table:table-cell table:number-columns-repeated="3"/>
        </table:table-row>
        <table:table-row table:style-name="ro2">
          <table:table-cell office:value-type="string">
            <text:p>октябр</text:p>
          </table:table-cell>
          <table:table-cell office:value-type="float" office:value="1">
            <text:p>1</text:p>
          </table:table-cell>
          <table:table-cell office:value-type="float" office:value="0.128645175329">
            <text:p>0,1286451753</text:p>
          </table:table-cell>
          <table:table-cell office:value-type="float" office:value="0.0122437313803">
            <text:p>0,0122437314</text:p>
          </table:table-cell>
          <table:table-cell/>
          <table:table-cell table:formula="of:=[.C81]/[.I$1]" office:value-type="float" office:value="0.109088186605177">
            <text:p>0,1090881866</text:p>
          </table:table-cell>
          <table:table-cell table:formula="of:=[.D81]/[.J$1]" office:value-type="float" office:value="0.293019002781813">
            <text:p>0,2930190028</text:p>
          </table:table-cell>
          <table:table-cell table:number-columns-repeated="3"/>
        </table:table-row>
        <table:table-row table:style-name="ro2">
          <table:table-cell office:value-type="string">
            <text:p>больш</text:p>
          </table:table-cell>
          <table:table-cell office:value-type="float" office:value="1">
            <text:p>1</text:p>
          </table:table-cell>
          <table:table-cell office:value-type="float" office:value="0.128483357432">
            <text:p>0,1284833574</text:p>
          </table:table-cell>
          <table:table-cell office:value-type="float" office:value="0.0115908520925">
            <text:p>0,0115908521</text:p>
          </table:table-cell>
          <table:table-cell/>
          <table:table-cell table:formula="of:=[.C82]/[.I$1]" office:value-type="float" office:value="0.108950968704087">
            <text:p>0,1089509687</text:p>
          </table:table-cell>
          <table:table-cell table:formula="of:=[.D82]/[.J$1]" office:value-type="float" office:value="0.277394187771917">
            <text:p>0,2773941878</text:p>
          </table:table-cell>
          <table:table-cell table:number-columns-repeated="3"/>
        </table:table-row>
        <table:table-row table:style-name="ro1">
          <table:table-cell office:value-type="string">
            <text:p>повод</text:p>
          </table:table-cell>
          <table:table-cell office:value-type="float" office:value="1">
            <text:p>1</text:p>
          </table:table-cell>
          <table:table-cell office:value-type="float" office:value="0.128395355442">
            <text:p>0,1283953554</text:p>
          </table:table-cell>
          <table:table-cell office:value-type="float" office:value="0.0115629473493">
            <text:p>0,0115629473</text:p>
          </table:table-cell>
          <table:table-cell/>
          <table:table-cell table:formula="of:=[.C83]/[.I$1]" office:value-type="float" office:value="0.108876345015463">
            <text:p>0,108876345</text:p>
          </table:table-cell>
          <table:table-cell table:formula="of:=[.D83]/[.J$1]" office:value-type="float" office:value="0.27672636684614">
            <text:p>0,2767263668</text:p>
          </table:table-cell>
          <table:table-cell table:number-columns-repeated="3"/>
        </table:table-row>
        <table:table-row table:style-name="ro2">
          <table:table-cell office:value-type="string">
            <text:p>пообеща</text:p>
          </table:table-cell>
          <table:table-cell office:value-type="float" office:value="1">
            <text:p>1</text:p>
          </table:table-cell>
          <table:table-cell office:value-type="float" office:value="0.128327573823">
            <text:p>0,1283275738</text:p>
          </table:table-cell>
          <table:table-cell office:value-type="float" office:value="0.0117151497554">
            <text:p>0,0117151498</text:p>
          </table:table-cell>
          <table:table-cell/>
          <table:table-cell table:formula="of:=[.C84]/[.I$1]" office:value-type="float" office:value="0.108818867742157">
            <text:p>0,1088188677</text:p>
          </table:table-cell>
          <table:table-cell table:formula="of:=[.D84]/[.J$1]" office:value-type="float" office:value="0.280368899981764">
            <text:p>0,2803689</text:p>
          </table:table-cell>
          <table:table-cell table:number-columns-repeated="3"/>
        </table:table-row>
        <table:table-row table:style-name="ro2">
          <table:table-cell office:value-type="string">
            <text:p>немецк</text:p>
          </table:table-cell>
          <table:table-cell office:value-type="float" office:value="1">
            <text:p>1</text:p>
          </table:table-cell>
          <table:table-cell office:value-type="float" office:value="0.127964067041">
            <text:p>0,127964067</text:p>
          </table:table-cell>
          <table:table-cell office:value-type="float" office:value="0.0114877231461">
            <text:p>0,0114877231</text:p>
          </table:table-cell>
          <table:table-cell/>
          <table:table-cell table:formula="of:=[.C85]/[.I$1]" office:value-type="float" office:value="0.108510622247791">
            <text:p>0,1085106222</text:p>
          </table:table-cell>
          <table:table-cell table:formula="of:=[.D85]/[.J$1]" office:value-type="float" office:value="0.274926088783671">
            <text:p>0,2749260888</text:p>
          </table:table-cell>
          <table:table-cell table:number-columns-repeated="3"/>
        </table:table-row>
        <table:table-row table:style-name="ro1">
          <table:table-cell office:value-type="string">
            <text:p>четверг</text:p>
          </table:table-cell>
          <table:table-cell office:value-type="float" office:value="1">
            <text:p>1</text:p>
          </table:table-cell>
          <table:table-cell office:value-type="float" office:value="0.127949884715">
            <text:p>0,1279498847</text:p>
          </table:table-cell>
          <table:table-cell office:value-type="float" office:value="0.0116313294445">
            <text:p>0,0116313294</text:p>
          </table:table-cell>
          <table:table-cell/>
          <table:table-cell table:formula="of:=[.C86]/[.I$1]" office:value-type="float" office:value="0.108498595957484">
            <text:p>0,108498596</text:p>
          </table:table-cell>
          <table:table-cell table:formula="of:=[.D86]/[.J$1]" office:value-type="float" office:value="0.278362898449233">
            <text:p>0,2783628984</text:p>
          </table:table-cell>
          <table:table-cell table:number-columns-repeated="3"/>
        </table:table-row>
        <table:table-row table:style-name="ro1">
          <table:table-cell office:value-type="string">
            <text:p>дан</text:p>
          </table:table-cell>
          <table:table-cell office:value-type="float" office:value="1">
            <text:p>1</text:p>
          </table:table-cell>
          <table:table-cell office:value-type="float" office:value="0.12759646869">
            <text:p>0,1275964687</text:p>
          </table:table-cell>
          <table:table-cell office:value-type="float" office:value="0.0117963751625">
            <text:p>0,0117963752</text:p>
          </table:table-cell>
          <table:table-cell/>
          <table:table-cell table:formula="of:=[.C87]/[.I$1]" office:value-type="float" office:value="0.10819890719585">
            <text:p>0,1081989072</text:p>
          </table:table-cell>
          <table:table-cell table:formula="of:=[.D87]/[.J$1]" office:value-type="float" office:value="0.282312799847722">
            <text:p>0,2823127998</text:p>
          </table:table-cell>
          <table:table-cell table:number-columns-repeated="3"/>
        </table:table-row>
        <table:table-row table:style-name="ro1">
          <table:table-cell office:value-type="string">
            <text:p>ран</text:p>
          </table:table-cell>
          <table:table-cell office:value-type="float" office:value="1">
            <text:p>1</text:p>
          </table:table-cell>
          <table:table-cell office:value-type="float" office:value="0.127502181369">
            <text:p>0,1275021814</text:p>
          </table:table-cell>
          <table:table-cell office:value-type="float" office:value="0.0117198157528">
            <text:p>0,0117198158</text:p>
          </table:table-cell>
          <table:table-cell/>
          <table:table-cell table:formula="of:=[.C88]/[.I$1]" office:value-type="float" office:value="0.108118953689304">
            <text:p>0,1081189537</text:p>
          </table:table-cell>
          <table:table-cell table:formula="of:=[.D88]/[.J$1]" office:value-type="float" office:value="0.280480567402639">
            <text:p>0,2804805674</text:p>
          </table:table-cell>
          <table:table-cell table:number-columns-repeated="3"/>
        </table:table-row>
        <table:table-row table:style-name="ro1">
          <table:table-cell office:value-type="string">
            <text:p>сведен</text:p>
          </table:table-cell>
          <table:table-cell office:value-type="float" office:value="1">
            <text:p>1</text:p>
          </table:table-cell>
          <table:table-cell office:value-type="float" office:value="0.127421014503">
            <text:p>0,1274210145</text:p>
          </table:table-cell>
          <table:table-cell office:value-type="float" office:value="0.0114787434454">
            <text:p>0,0114787434</text:p>
          </table:table-cell>
          <table:table-cell/>
          <table:table-cell table:formula="of:=[.C89]/[.I$1]" office:value-type="float" office:value="0.108050126030578">
            <text:p>0,108050126</text:p>
          </table:table-cell>
          <table:table-cell table:formula="of:=[.D89]/[.J$1]" office:value-type="float" office:value="0.274711185102541">
            <text:p>0,2747111851</text:p>
          </table:table-cell>
          <table:table-cell table:number-columns-repeated="3"/>
        </table:table-row>
        <table:table-row table:style-name="ro1">
          <table:table-cell office:value-type="string">
            <text:p>парламент</text:p>
          </table:table-cell>
          <table:table-cell office:value-type="float" office:value="1">
            <text:p>1</text:p>
          </table:table-cell>
          <table:table-cell office:value-type="float" office:value="0.127410684598">
            <text:p>0,1274106846</text:p>
          </table:table-cell>
          <table:table-cell office:value-type="float" office:value="0.0113782680842">
            <text:p>0,0113782681</text:p>
          </table:table-cell>
          <table:table-cell/>
          <table:table-cell table:formula="of:=[.C90]/[.I$1]" office:value-type="float" office:value="0.108041366505774">
            <text:p>0,1080413665</text:p>
          </table:table-cell>
          <table:table-cell table:formula="of:=[.D90]/[.J$1]" office:value-type="float" office:value="0.272306592153831">
            <text:p>0,2723065922</text:p>
          </table:table-cell>
          <table:table-cell table:number-columns-repeated="3"/>
        </table:table-row>
        <table:table-row table:style-name="ro2">
          <table:table-cell office:value-type="string">
            <text:p>разглаша</text:p>
          </table:table-cell>
          <table:table-cell office:value-type="float" office:value="1">
            <text:p>1</text:p>
          </table:table-cell>
          <table:table-cell office:value-type="float" office:value="0.127382936857">
            <text:p>0,1273829369</text:p>
          </table:table-cell>
          <table:table-cell office:value-type="float" office:value="0.0115527782365">
            <text:p>0,0115527782</text:p>
          </table:table-cell>
          <table:table-cell/>
          <table:table-cell table:formula="of:=[.C91]/[.I$1]" office:value-type="float" office:value="0.108017837051674">
            <text:p>0,1080178371</text:p>
          </table:table-cell>
          <table:table-cell table:formula="of:=[.D91]/[.J$1]" office:value-type="float" office:value="0.276482997958072">
            <text:p>0,276482998</text:p>
          </table:table-cell>
          <table:table-cell table:number-columns-repeated="3"/>
        </table:table-row>
        <table:table-row table:style-name="ro1">
          <table:table-cell office:value-type="string">
            <text:p>собеседник</text:p>
          </table:table-cell>
          <table:table-cell office:value-type="float" office:value="1">
            <text:p>1</text:p>
          </table:table-cell>
          <table:table-cell office:value-type="float" office:value="0.127221711797">
            <text:p>0,1272217118</text:p>
          </table:table-cell>
          <table:table-cell office:value-type="float" office:value="0.0114721206503">
            <text:p>0,0114721207</text:p>
          </table:table-cell>
          <table:table-cell/>
          <table:table-cell table:formula="of:=[.C92]/[.I$1]" office:value-type="float" office:value="0.107881121862894">
            <text:p>0,1078811219</text:p>
          </table:table-cell>
          <table:table-cell table:formula="of:=[.D92]/[.J$1]" office:value-type="float" office:value="0.274552687275731">
            <text:p>0,2745526873</text:p>
          </table:table-cell>
          <table:table-cell table:number-columns-repeated="3"/>
        </table:table-row>
        <table:table-row table:style-name="ro2">
          <table:table-cell office:value-type="string">
            <text:p>эдвард</text:p>
          </table:table-cell>
          <table:table-cell office:value-type="float" office:value="1">
            <text:p>1</text:p>
          </table:table-cell>
          <table:table-cell office:value-type="float" office:value="0.126881148961">
            <text:p>0,126881149</text:p>
          </table:table-cell>
          <table:table-cell office:value-type="float" office:value="0.0117629094538">
            <text:p>0,0117629095</text:p>
          </table:table-cell>
          <table:table-cell/>
          <table:table-cell table:formula="of:=[.C93]/[.I$1]" office:value-type="float" office:value="0.107592332313582">
            <text:p>0,1075923323</text:p>
          </table:table-cell>
          <table:table-cell table:formula="of:=[.D93]/[.J$1]" office:value-type="float" office:value="0.281511892976599">
            <text:p>0,281511893</text:p>
          </table:table-cell>
          <table:table-cell table:number-columns-repeated="3"/>
        </table:table-row>
        <table:table-row table:style-name="ro2">
          <table:table-cell office:value-type="string">
            <text:p>намер</text:p>
          </table:table-cell>
          <table:table-cell office:value-type="float" office:value="1">
            <text:p>1</text:p>
          </table:table-cell>
          <table:table-cell office:value-type="float" office:value="0.126566998224">
            <text:p>0,1265669982</text:p>
          </table:table-cell>
          <table:table-cell office:value-type="float" office:value="0.0113311117456">
            <text:p>0,0113311117</text:p>
          </table:table-cell>
          <table:table-cell/>
          <table:table-cell table:formula="of:=[.C94]/[.I$1]" office:value-type="float" office:value="0.107325939624293">
            <text:p>0,1073259396</text:p>
          </table:table-cell>
          <table:table-cell table:formula="of:=[.D94]/[.J$1]" office:value-type="float" office:value="0.27117803886544">
            <text:p>0,2711780389</text:p>
          </table:table-cell>
          <table:table-cell table:number-columns-repeated="3"/>
        </table:table-row>
        <table:table-row table:style-name="ro1">
          <table:table-cell office:value-type="string">
            <text:p>резонанс</text:p>
          </table:table-cell>
          <table:table-cell office:value-type="float" office:value="1">
            <text:p>1</text:p>
          </table:table-cell>
          <table:table-cell office:value-type="float" office:value="0.125781869181">
            <text:p>0,1257818692</text:p>
          </table:table-cell>
          <table:table-cell office:value-type="float" office:value="0.011193113098">
            <text:p>0,0111931131</text:p>
          </table:table-cell>
          <table:table-cell/>
          <table:table-cell table:formula="of:=[.C95]/[.I$1]" office:value-type="float" office:value="0.106660168029417">
            <text:p>0,106660168</text:p>
          </table:table-cell>
          <table:table-cell table:formula="of:=[.D95]/[.J$1]" office:value-type="float" office:value="0.26787543242554">
            <text:p>0,2678754324</text:p>
          </table:table-cell>
          <table:table-cell table:number-columns-repeated="3"/>
        </table:table-row>
        <table:table-row table:style-name="ro2">
          <table:table-cell office:value-type="string">
            <text:p>котор</text:p>
          </table:table-cell>
          <table:table-cell office:value-type="float" office:value="1">
            <text:p>1</text:p>
          </table:table-cell>
          <table:table-cell office:value-type="float" office:value="0.125668219583">
            <text:p>0,1256682196</text:p>
          </table:table-cell>
          <table:table-cell office:value-type="float" office:value="0.0114523310426">
            <text:p>0,011452331</text:p>
          </table:table-cell>
          <table:table-cell/>
          <table:table-cell table:formula="of:=[.C96]/[.I$1]" office:value-type="float" office:value="0.106563795751774">
            <text:p>0,1065637958</text:p>
          </table:table-cell>
          <table:table-cell table:formula="of:=[.D96]/[.J$1]" office:value-type="float" office:value="0.274079079113841">
            <text:p>0,2740790791</text:p>
          </table:table-cell>
          <table:table-cell table:number-columns-repeated="3"/>
        </table:table-row>
        <table:table-row table:style-name="ro2">
          <table:table-cell office:value-type="string">
            <text:p>значительн</text:p>
          </table:table-cell>
          <table:table-cell office:value-type="float" office:value="1">
            <text:p>1</text:p>
          </table:table-cell>
          <table:table-cell office:value-type="float" office:value="0.125579543919">
            <text:p>0,1255795439</text:p>
          </table:table-cell>
          <table:table-cell office:value-type="float" office:value="0.0112538218608">
            <text:p>0,0112538219</text:p>
          </table:table-cell>
          <table:table-cell/>
          <table:table-cell table:formula="of:=[.C97]/[.I$1]" office:value-type="float" office:value="0.1064886008029">
            <text:p>0,1064886008</text:p>
          </table:table-cell>
          <table:table-cell table:formula="of:=[.D97]/[.J$1]" office:value-type="float" office:value="0.269328324569547">
            <text:p>0,2693283246</text:p>
          </table:table-cell>
          <table:table-cell table:number-columns-repeated="3"/>
        </table:table-row>
        <table:table-row table:style-name="ro2">
          <table:table-cell office:value-type="string">
            <text:p>сноуд</text:p>
          </table:table-cell>
          <table:table-cell office:value-type="float" office:value="1">
            <text:p>1</text:p>
          </table:table-cell>
          <table:table-cell office:value-type="float" office:value="0.125455171181">
            <text:p>0,1254551712</text:p>
          </table:table-cell>
          <table:table-cell office:value-type="float" office:value="0.0112105593502">
            <text:p>0,0112105594</text:p>
          </table:table-cell>
          <table:table-cell/>
          <table:table-cell table:formula="of:=[.C98]/[.I$1]" office:value-type="float" office:value="0.106383135546104">
            <text:p>0,1063831355</text:p>
          </table:table-cell>
          <table:table-cell table:formula="of:=[.D98]/[.J$1]" office:value-type="float" office:value="0.268292959016343">
            <text:p>0,268292959</text:p>
          </table:table-cell>
          <table:table-cell table:number-columns-repeated="3"/>
        </table:table-row>
        <table:table-row table:style-name="ro1">
          <table:table-cell office:value-type="string">
            <text:p>лидер</text:p>
          </table:table-cell>
          <table:table-cell office:value-type="float" office:value="1">
            <text:p>1</text:p>
          </table:table-cell>
          <table:table-cell office:value-type="float" office:value="0.125169038685">
            <text:p>0,1251690387</text:p>
          </table:table-cell>
          <table:table-cell office:value-type="float" office:value="0.0112591689988">
            <text:p>0,011259169</text:p>
          </table:table-cell>
          <table:table-cell/>
          <table:table-cell table:formula="of:=[.C99]/[.I$1]" office:value-type="float" office:value="0.106140501688771">
            <text:p>0,1061405017</text:p>
          </table:table-cell>
          <table:table-cell table:formula="of:=[.D99]/[.J$1]" office:value-type="float" office:value="0.269456293159827">
            <text:p>0,2694562932</text:p>
          </table:table-cell>
          <table:table-cell table:number-columns-repeated="3"/>
        </table:table-row>
        <table:table-row table:style-name="ro2">
          <table:table-cell office:value-type="string">
            <text:p>провест</text:p>
          </table:table-cell>
          <table:table-cell office:value-type="float" office:value="1">
            <text:p>1</text:p>
          </table:table-cell>
          <table:table-cell office:value-type="float" office:value="0.125049570632">
            <text:p>0,1250495706</text:p>
          </table:table-cell>
          <table:table-cell office:value-type="float" office:value="0.0112122460681">
            <text:p>0,0112122461</text:p>
          </table:table-cell>
          <table:table-cell/>
          <table:table-cell table:formula="of:=[.C100]/[.I$1]" office:value-type="float" office:value="0.106039195493449">
            <text:p>0,1060391955</text:p>
          </table:table-cell>
          <table:table-cell table:formula="of:=[.D100]/[.J$1]" office:value-type="float" office:value="0.268333325827871">
            <text:p>0,2683333258</text:p>
          </table:table-cell>
          <table:table-cell table:number-columns-repeated="3"/>
        </table:table-row>
        <table:table-row table:style-name="ro1">
          <table:table-cell office:value-type="string">
            <text:p>могут</text:p>
          </table:table-cell>
          <table:table-cell office:value-type="float" office:value="1">
            <text:p>1</text:p>
          </table:table-cell>
          <table:table-cell office:value-type="float" office:value="0.124829409802">
            <text:p>0,1248294098</text:p>
          </table:table-cell>
          <table:table-cell office:value-type="float" office:value="0.0113158722944">
            <text:p>0,0113158723</text:p>
          </table:table-cell>
          <table:table-cell/>
          <table:table-cell table:formula="of:=[.C101]/[.I$1]" office:value-type="float" office:value="0.105852504110389">
            <text:p>0,1058525041</text:p>
          </table:table-cell>
          <table:table-cell table:formula="of:=[.D101]/[.J$1]" office:value-type="float" office:value="0.270813325800863">
            <text:p>0,2708133258</text:p>
          </table:table-cell>
          <table:table-cell table:number-columns-repeated="3"/>
        </table:table-row>
        <table:table-row table:style-name="ro2">
          <table:table-cell office:value-type="string">
            <text:p>национальн</text:p>
          </table:table-cell>
          <table:table-cell office:value-type="float" office:value="1">
            <text:p>1</text:p>
          </table:table-cell>
          <table:table-cell office:value-type="float" office:value="0.124680157947">
            <text:p>0,1246801579</text:p>
          </table:table-cell>
          <table:table-cell office:value-type="float" office:value="0.0111385350727">
            <text:p>0,0111385351</text:p>
          </table:table-cell>
          <table:table-cell/>
          <table:table-cell table:formula="of:=[.C102]/[.I$1]" office:value-type="float" office:value="0.105725941927487">
            <text:p>0,1057259419</text:p>
          </table:table-cell>
          <table:table-cell table:formula="of:=[.D102]/[.J$1]" office:value-type="float" office:value="0.266569262104543">
            <text:p>0,2665692621</text:p>
          </table:table-cell>
          <table:table-cell table:number-columns-repeated="3"/>
        </table:table-row>
        <table:table-row table:style-name="ro1">
          <table:table-cell office:value-type="string">
            <text:p>например</text:p>
          </table:table-cell>
          <table:table-cell office:value-type="float" office:value="1">
            <text:p>1</text:p>
          </table:table-cell>
          <table:table-cell office:value-type="float" office:value="0.124350024411">
            <text:p>0,1243500244</text:p>
          </table:table-cell>
          <table:table-cell office:value-type="float" office:value="0.0111195556636">
            <text:p>0,0111195557</text:p>
          </table:table-cell>
          <table:table-cell/>
          <table:table-cell table:formula="of:=[.C103]/[.I$1]" office:value-type="float" office:value="0.105445996187683">
            <text:p>0,1054459962</text:p>
          </table:table-cell>
          <table:table-cell table:formula="of:=[.D103]/[.J$1]" office:value-type="float" office:value="0.266115043749441">
            <text:p>0,2661150437</text:p>
          </table:table-cell>
          <table:table-cell table:number-columns-repeated="3"/>
        </table:table-row>
        <table:table-row table:style-name="ro2">
          <table:table-cell office:value-type="string">
            <text:p>благодар</text:p>
          </table:table-cell>
          <table:table-cell office:value-type="float" office:value="1">
            <text:p>1</text:p>
          </table:table-cell>
          <table:table-cell office:value-type="float" office:value="0.124105754724">
            <text:p>0,1241057547</text:p>
          </table:table-cell>
          <table:table-cell office:value-type="float" office:value="0.0116182572503">
            <text:p>0,0116182573</text:p>
          </table:table-cell>
          <table:table-cell/>
          <table:table-cell table:formula="of:=[.C104]/[.I$1]" office:value-type="float" office:value="0.1052388610415">
            <text:p>0,105238861</text:p>
          </table:table-cell>
          <table:table-cell table:formula="of:=[.D104]/[.J$1]" office:value-type="float" office:value="0.278050052537339">
            <text:p>0,2780500525</text:p>
          </table:table-cell>
          <table:table-cell table:number-columns-repeated="3"/>
        </table:table-row>
        <table:table-row table:style-name="ro1">
          <table:table-cell office:value-type="string">
            <text:p>посл</text:p>
          </table:table-cell>
          <table:table-cell office:value-type="float" office:value="1">
            <text:p>1</text:p>
          </table:table-cell>
          <table:table-cell office:value-type="float" office:value="0.12408184013">
            <text:p>0,1240818401</text:p>
          </table:table-cell>
          <table:table-cell office:value-type="float" office:value="0.011028581282">
            <text:p>0,0110285813</text:p>
          </table:table-cell>
          <table:table-cell/>
          <table:table-cell table:formula="of:=[.C105]/[.I$1]" office:value-type="float" office:value="0.105218582008989">
            <text:p>0,105218582</text:p>
          </table:table-cell>
          <table:table-cell table:formula="of:=[.D105]/[.J$1]" office:value-type="float" office:value="0.263937829814642">
            <text:p>0,2639378298</text:p>
          </table:table-cell>
          <table:table-cell table:number-columns-repeated="3"/>
        </table:table-row>
        <table:table-row table:style-name="ro1">
          <table:table-cell office:value-type="string">
            <text:p>миров</text:p>
          </table:table-cell>
          <table:table-cell office:value-type="float" office:value="1">
            <text:p>1</text:p>
          </table:table-cell>
          <table:table-cell office:value-type="float" office:value="0.123581103122">
            <text:p>0,1235811031</text:p>
          </table:table-cell>
          <table:table-cell office:value-type="float" office:value="0.0111926524978">
            <text:p>0,0111926525</text:p>
          </table:table-cell>
          <table:table-cell/>
          <table:table-cell table:formula="of:=[.C106]/[.I$1]" office:value-type="float" office:value="0.104793968400052">
            <text:p>0,1047939684</text:p>
          </table:table-cell>
          <table:table-cell table:formula="of:=[.D106]/[.J$1]" office:value-type="float" office:value="0.267864409265435">
            <text:p>0,2678644093</text:p>
          </table:table-cell>
          <table:table-cell table:number-columns-repeated="3"/>
        </table:table-row>
        <table:table-row table:style-name="ro1">
          <table:table-cell office:value-type="string">
            <text:p>газет</text:p>
          </table:table-cell>
          <table:table-cell office:value-type="float" office:value="1">
            <text:p>1</text:p>
          </table:table-cell>
          <table:table-cell office:value-type="float" office:value="0.123181339954">
            <text:p>0,12318134</text:p>
          </table:table-cell>
          <table:table-cell office:value-type="float" office:value="0.0109556379477">
            <text:p>0,0109556379</text:p>
          </table:table-cell>
          <table:table-cell/>
          <table:table-cell table:formula="of:=[.C107]/[.I$1]" office:value-type="float" office:value="0.104454978313893">
            <text:p>0,1044549783</text:p>
          </table:table-cell>
          <table:table-cell table:formula="of:=[.D107]/[.J$1]" office:value-type="float" office:value="0.262192137883622">
            <text:p>0,2621921379</text:p>
          </table:table-cell>
          <table:table-cell table:number-columns-repeated="3"/>
        </table:table-row>
        <table:table-row table:style-name="ro2">
          <table:table-cell office:value-type="string">
            <text:p>влиятельн</text:p>
          </table:table-cell>
          <table:table-cell office:value-type="float" office:value="1">
            <text:p>1</text:p>
          </table:table-cell>
          <table:table-cell office:value-type="float" office:value="0.123112933592">
            <text:p>0,1231129336</text:p>
          </table:table-cell>
          <table:table-cell office:value-type="float" office:value="0.0109374014578">
            <text:p>0,0109374015</text:p>
          </table:table-cell>
          <table:table-cell/>
          <table:table-cell table:formula="of:=[.C108]/[.I$1]" office:value-type="float" office:value="0.104396971272714">
            <text:p>0,1043969713</text:p>
          </table:table-cell>
          <table:table-cell table:formula="of:=[.D108]/[.J$1]" office:value-type="float" office:value="0.261755699193589">
            <text:p>0,2617556992</text:p>
          </table:table-cell>
          <table:table-cell table:number-columns-repeated="3"/>
        </table:table-row>
        <table:table-row table:style-name="ro1">
          <table:table-cell office:value-type="string">
            <text:p>существен</text:p>
          </table:table-cell>
          <table:table-cell office:value-type="float" office:value="1">
            <text:p>1</text:p>
          </table:table-cell>
          <table:table-cell office:value-type="float" office:value="0.122725067906">
            <text:p>0,1227250679</text:p>
          </table:table-cell>
          <table:table-cell office:value-type="float" office:value="0.0111556431249">
            <text:p>0,0111556431</text:p>
          </table:table-cell>
          <table:table-cell/>
          <table:table-cell table:formula="of:=[.C109]/[.I$1]" office:value-type="float" office:value="0.10406806998105">
            <text:p>0,10406807</text:p>
          </table:table-cell>
          <table:table-cell table:formula="of:=[.D109]/[.J$1]" office:value-type="float" office:value="0.266978694837055">
            <text:p>0,2669786948</text:p>
          </table:table-cell>
          <table:table-cell table:number-columns-repeated="3"/>
        </table:table-row>
        <table:table-row table:style-name="ro1">
          <table:table-cell office:value-type="string">
            <text:p>мир</text:p>
          </table:table-cell>
          <table:table-cell office:value-type="float" office:value="1">
            <text:p>1</text:p>
          </table:table-cell>
          <table:table-cell office:value-type="float" office:value="0.122719170439">
            <text:p>0,1227191704</text:p>
          </table:table-cell>
          <table:table-cell office:value-type="float" office:value="0.0109091295688">
            <text:p>0,0109091296</text:p>
          </table:table-cell>
          <table:table-cell/>
          <table:table-cell table:formula="of:=[.C110]/[.I$1]" office:value-type="float" office:value="0.10406306906299">
            <text:p>0,1040630691</text:p>
          </table:table-cell>
          <table:table-cell table:formula="of:=[.D110]/[.J$1]" office:value-type="float" office:value="0.261079091673853">
            <text:p>0,2610790917</text:p>
          </table:table-cell>
          <table:table-cell table:number-columns-repeated="3"/>
        </table:table-row>
        <table:table-row table:style-name="ro2">
          <table:table-cell office:value-type="string">
            <text:p>сво</text:p>
          </table:table-cell>
          <table:table-cell office:value-type="float" office:value="1">
            <text:p>1</text:p>
          </table:table-cell>
          <table:table-cell office:value-type="float" office:value="0.122597061262">
            <text:p>0,1225970613</text:p>
          </table:table-cell>
          <table:table-cell office:value-type="float" office:value="0.0110889159193">
            <text:p>0,0110889159</text:p>
          </table:table-cell>
          <table:table-cell/>
          <table:table-cell table:formula="of:=[.C111]/[.I$1]" office:value-type="float" office:value="0.103959523254508">
            <text:p>0,1039595233</text:p>
          </table:table-cell>
          <table:table-cell table:formula="of:=[.D111]/[.J$1]" office:value-type="float" office:value="0.265381768325356">
            <text:p>0,2653817683</text:p>
          </table:table-cell>
          <table:table-cell table:number-columns-repeated="3"/>
        </table:table-row>
        <table:table-row table:style-name="ro2">
          <table:table-cell office:value-type="string">
            <text:p>вызва</text:p>
          </table:table-cell>
          <table:table-cell office:value-type="float" office:value="1">
            <text:p>1</text:p>
          </table:table-cell>
          <table:table-cell office:value-type="float" office:value="0.122437048691">
            <text:p>0,1224370487</text:p>
          </table:table-cell>
          <table:table-cell office:value-type="float" office:value="0.0110008318809">
            <text:p>0,0110008319</text:p>
          </table:table-cell>
          <table:table-cell/>
          <table:table-cell table:formula="of:=[.C112]/[.I$1]" office:value-type="float" office:value="0.103823836228859">
            <text:p>0,1038238362</text:p>
          </table:table-cell>
          <table:table-cell table:formula="of:=[.D112]/[.J$1]" office:value-type="float" office:value="0.263273726561675">
            <text:p>0,2632737266</text:p>
          </table:table-cell>
          <table:table-cell table:number-columns-repeated="3"/>
        </table:table-row>
        <table:table-row table:style-name="ro1">
          <table:table-cell office:value-type="string">
            <text:p>част</text:p>
          </table:table-cell>
          <table:table-cell office:value-type="float" office:value="1">
            <text:p>1</text:p>
          </table:table-cell>
          <table:table-cell office:value-type="float" office:value="0.121609882447">
            <text:p>0,1216098824</text:p>
          </table:table-cell>
          <table:table-cell office:value-type="float" office:value="0.0111591906315">
            <text:p>0,0111591906</text:p>
          </table:table-cell>
          <table:table-cell/>
          <table:table-cell table:formula="of:=[.C113]/[.I$1]" office:value-type="float" office:value="0.103122418042377">
            <text:p>0,103122418</text:p>
          </table:table-cell>
          <table:table-cell table:formula="of:=[.D113]/[.J$1]" office:value-type="float" office:value="0.267063594351264">
            <text:p>0,2670635944</text:p>
          </table:table-cell>
          <table:table-cell table:number-columns-repeated="3"/>
        </table:table-row>
        <table:table-row table:style-name="ro2">
          <table:table-cell office:value-type="string">
            <text:p>навред</text:p>
          </table:table-cell>
          <table:table-cell office:value-type="float" office:value="1">
            <text:p>1</text:p>
          </table:table-cell>
          <table:table-cell office:value-type="float" office:value="0.121415614088">
            <text:p>0,1214156141</text:p>
          </table:table-cell>
          <table:table-cell office:value-type="float" office:value="0.0110792030076">
            <text:p>0,011079203</text:p>
          </table:table-cell>
          <table:table-cell/>
          <table:table-cell table:formula="of:=[.C114]/[.I$1]" office:value-type="float" office:value="0.102957682886597">
            <text:p>0,1029576829</text:p>
          </table:table-cell>
          <table:table-cell table:formula="of:=[.D114]/[.J$1]" office:value-type="float" office:value="0.265149317317404">
            <text:p>0,2651493173</text:p>
          </table:table-cell>
          <table:table-cell table:number-columns-repeated="3"/>
        </table:table-row>
        <table:table-row table:style-name="ro2">
          <table:table-cell office:value-type="string">
            <text:p>безопасн</text:p>
          </table:table-cell>
          <table:table-cell office:value-type="float" office:value="1">
            <text:p>1</text:p>
          </table:table-cell>
          <table:table-cell office:value-type="float" office:value="0.121226994442">
            <text:p>0,1212269944</text:p>
          </table:table-cell>
          <table:table-cell office:value-type="float" office:value="0.0110426947444">
            <text:p>0,0110426947</text:p>
          </table:table-cell>
          <table:table-cell/>
          <table:table-cell table:formula="of:=[.C115]/[.I$1]" office:value-type="float" office:value="0.102797737711136">
            <text:p>0,1027977377</text:p>
          </table:table-cell>
          <table:table-cell table:formula="of:=[.D115]/[.J$1]" office:value-type="float" office:value="0.264275595529177">
            <text:p>0,2642755955</text:p>
          </table:table-cell>
          <table:table-cell table:number-columns-repeated="3"/>
        </table:table-row>
        <table:table-row table:style-name="ro1">
          <table:table-cell office:value-type="string">
            <text:p>телефон</text:p>
          </table:table-cell>
          <table:table-cell office:value-type="float" office:value="1">
            <text:p>1</text:p>
          </table:table-cell>
          <table:table-cell office:value-type="float" office:value="0.121166847805">
            <text:p>0,1211668478</text:p>
          </table:table-cell>
          <table:table-cell office:value-type="float" office:value="0.0109153214186">
            <text:p>0,0109153214</text:p>
          </table:table-cell>
          <table:table-cell/>
          <table:table-cell table:formula="of:=[.C116]/[.I$1]" office:value-type="float" office:value="0.102746734729144">
            <text:p>0,1027467347</text:p>
          </table:table-cell>
          <table:table-cell table:formula="of:=[.D116]/[.J$1]" office:value-type="float" office:value="0.261227276046526">
            <text:p>0,261227276</text:p>
          </table:table-cell>
          <table:table-cell table:number-columns-repeated="3"/>
        </table:table-row>
        <table:table-row table:style-name="ro1">
          <table:table-cell office:value-type="string">
            <text:p>пресс</text:p>
          </table:table-cell>
          <table:table-cell office:value-type="float" office:value="1">
            <text:p>1</text:p>
          </table:table-cell>
          <table:table-cell office:value-type="float" office:value="0.120984858934">
            <text:p>0,1209848589</text:p>
          </table:table-cell>
          <table:table-cell office:value-type="float" office:value="0.011341752539">
            <text:p>0,0113417525</text:p>
          </table:table-cell>
          <table:table-cell/>
          <table:table-cell table:formula="of:=[.C117]/[.I$1]" office:value-type="float" office:value="0.102592412300269">
            <text:p>0,1025924123</text:p>
          </table:table-cell>
          <table:table-cell table:formula="of:=[.D117]/[.J$1]" office:value-type="float" office:value="0.271432696091578">
            <text:p>0,2714326961</text:p>
          </table:table-cell>
          <table:table-cell table:number-columns-repeated="3"/>
        </table:table-row>
        <table:table-row table:style-name="ro2">
          <table:table-cell office:value-type="string">
            <text:p>нескольк</text:p>
          </table:table-cell>
          <table:table-cell office:value-type="float" office:value="1">
            <text:p>1</text:p>
          </table:table-cell>
          <table:table-cell office:value-type="float" office:value="0.120566675418">
            <text:p>0,1205666754</text:p>
          </table:table-cell>
          <table:table-cell office:value-type="float" office:value="0.0108180472399">
            <text:p>0,0108180472</text:p>
          </table:table-cell>
          <table:table-cell/>
          <table:table-cell table:formula="of:=[.C118]/[.I$1]" office:value-type="float" office:value="0.102237802177411">
            <text:p>0,1022378022</text:p>
          </table:table-cell>
          <table:table-cell table:formula="of:=[.D118]/[.J$1]" office:value-type="float" office:value="0.258899294326431">
            <text:p>0,2588992943</text:p>
          </table:table-cell>
          <table:table-cell table:number-columns-repeated="3"/>
        </table:table-row>
        <table:table-row table:style-name="ro2">
          <table:table-cell office:value-type="string">
            <text:p>однак</text:p>
          </table:table-cell>
          <table:table-cell office:value-type="float" office:value="1">
            <text:p>1</text:p>
          </table:table-cell>
          <table:table-cell office:value-type="float" office:value="0.12045290842">
            <text:p>0,1204529084</text:p>
          </table:table-cell>
          <table:table-cell office:value-type="float" office:value="0.01100625191">
            <text:p>0,0110062519</text:p>
          </table:table-cell>
          <table:table-cell/>
          <table:table-cell table:formula="of:=[.C119]/[.I$1]" office:value-type="float" office:value="0.102141330347234">
            <text:p>0,1021413303</text:p>
          </table:table-cell>
          <table:table-cell table:formula="of:=[.D119]/[.J$1]" office:value-type="float" office:value="0.263403439593805">
            <text:p>0,2634034396</text:p>
          </table:table-cell>
          <table:table-cell table:number-columns-repeated="3"/>
        </table:table-row>
        <table:table-row table:style-name="ro1">
          <table:table-cell office:value-type="string">
            <text:p>прич</text:p>
          </table:table-cell>
          <table:table-cell office:value-type="float" office:value="1">
            <text:p>1</text:p>
          </table:table-cell>
          <table:table-cell office:value-type="float" office:value="0.120413397431">
            <text:p>0,1204133974</text:p>
          </table:table-cell>
          <table:table-cell office:value-type="float" office:value="0.011022679981">
            <text:p>0,01102268</text:p>
          </table:table-cell>
          <table:table-cell/>
          <table:table-cell table:formula="of:=[.C120]/[.I$1]" office:value-type="float" office:value="0.102107825926023">
            <text:p>0,1021078259</text:p>
          </table:table-cell>
          <table:table-cell table:formula="of:=[.D120]/[.J$1]" office:value-type="float" office:value="0.263796598903866">
            <text:p>0,2637965989</text:p>
          </table:table-cell>
          <table:table-cell table:number-columns-repeated="3"/>
        </table:table-row>
        <table:table-row table:style-name="ro1">
          <table:table-cell office:value-type="string">
            <text:p>материал</text:p>
          </table:table-cell>
          <table:table-cell office:value-type="float" office:value="1">
            <text:p>1</text:p>
          </table:table-cell>
          <table:table-cell office:value-type="float" office:value="0.120355761849">
            <text:p>0,1203557618</text:p>
          </table:table-cell>
          <table:table-cell office:value-type="float" office:value="0.0109759064804">
            <text:p>0,0109759065</text:p>
          </table:table-cell>
          <table:table-cell/>
          <table:table-cell table:formula="of:=[.C121]/[.I$1]" office:value-type="float" office:value="0.102058952261634">
            <text:p>0,1020589523</text:p>
          </table:table-cell>
          <table:table-cell table:formula="of:=[.D121]/[.J$1]" office:value-type="float" office:value="0.262677207757759">
            <text:p>0,2626772078</text:p>
          </table:table-cell>
          <table:table-cell table:number-columns-repeated="3"/>
        </table:table-row>
        <table:table-row table:style-name="ro2">
          <table:table-cell office:value-type="string">
            <text:p>десят</text:p>
          </table:table-cell>
          <table:table-cell office:value-type="float" office:value="1">
            <text:p>1</text:p>
          </table:table-cell>
          <table:table-cell office:value-type="float" office:value="0.11914421516">
            <text:p>0,1191442152</text:p>
          </table:table-cell>
          <table:table-cell office:value-type="float" office:value="0.0109717186345">
            <text:p>0,0109717186</text:p>
          </table:table-cell>
          <table:table-cell/>
          <table:table-cell table:formula="of:=[.C122]/[.I$1]" office:value-type="float" office:value="0.101031588188691">
            <text:p>0,1010315882</text:p>
          </table:table-cell>
          <table:table-cell table:formula="of:=[.D122]/[.J$1]" office:value-type="float" office:value="0.2625769835376">
            <text:p>0,2625769835</text:p>
          </table:table-cell>
          <table:table-cell table:number-columns-repeated="3"/>
        </table:table-row>
        <table:table-row table:style-name="ro1">
          <table:table-cell office:value-type="string">
            <text:p>лет</text:p>
          </table:table-cell>
          <table:table-cell office:value-type="float" office:value="1">
            <text:p>1</text:p>
          </table:table-cell>
          <table:table-cell office:value-type="float" office:value="0.119069240174">
            <text:p>0,1190692402</text:p>
          </table:table-cell>
          <table:table-cell office:value-type="float" office:value="0.0108262638731">
            <text:p>0,0108262639</text:p>
          </table:table-cell>
          <table:table-cell/>
          <table:table-cell table:formula="of:=[.C123]/[.I$1]" office:value-type="float" office:value="0.100968011103561">
            <text:p>0,1009680111</text:p>
          </table:table-cell>
          <table:table-cell table:formula="of:=[.D123]/[.J$1]" office:value-type="float" office:value="0.259095936150047">
            <text:p>0,2590959362</text:p>
          </table:table-cell>
          <table:table-cell table:number-columns-repeated="3"/>
        </table:table-row>
        <table:table-row table:style-name="ro1">
          <table:table-cell office:value-type="string">
            <text:p>сред</text:p>
          </table:table-cell>
          <table:table-cell office:value-type="float" office:value="1">
            <text:p>1</text:p>
          </table:table-cell>
          <table:table-cell office:value-type="float" office:value="0.118834784304">
            <text:p>0,1188347843</text:p>
          </table:table-cell>
          <table:table-cell office:value-type="float" office:value="0.0109822965143">
            <text:p>0,0109822965</text:p>
          </table:table-cell>
          <table:table-cell/>
          <table:table-cell table:formula="of:=[.C124]/[.I$1]" office:value-type="float" office:value="0.100769197851281">
            <text:p>0,1007691979</text:p>
          </table:table-cell>
          <table:table-cell table:formula="of:=[.D124]/[.J$1]" office:value-type="float" office:value="0.262830135105065">
            <text:p>0,2628301351</text:p>
          </table:table-cell>
          <table:table-cell table:number-columns-repeated="3"/>
        </table:table-row>
        <table:table-row table:style-name="ro1">
          <table:table-cell office:value-type="string">
            <text:p>расследован</text:p>
          </table:table-cell>
          <table:table-cell office:value-type="float" office:value="1">
            <text:p>1</text:p>
          </table:table-cell>
          <table:table-cell office:value-type="float" office:value="0.118546096748">
            <text:p>0,1185460967</text:p>
          </table:table-cell>
          <table:table-cell office:value-type="float" office:value="0.0107492071704">
            <text:p>0,0107492072</text:p>
          </table:table-cell>
          <table:table-cell/>
          <table:table-cell table:formula="of:=[.C125]/[.I$1]" office:value-type="float" office:value="0.100524397361103">
            <text:p>0,1005243974</text:p>
          </table:table-cell>
          <table:table-cell table:formula="of:=[.D125]/[.J$1]" office:value-type="float" office:value="0.257251802406706">
            <text:p>0,2572518024</text:p>
          </table:table-cell>
          <table:table-cell table:number-columns-repeated="3"/>
        </table:table-row>
        <table:table-row table:style-name="ro2">
          <table:table-cell office:value-type="string">
            <text:p>ещ</text:p>
          </table:table-cell>
          <table:table-cell office:value-type="float" office:value="1">
            <text:p>1</text:p>
          </table:table-cell>
          <table:table-cell office:value-type="float" office:value="0.118355304157">
            <text:p>0,1183553042</text:p>
          </table:table-cell>
          <table:table-cell office:value-type="float" office:value="0.0107510945643">
            <text:p>0,0107510946</text:p>
          </table:table-cell>
          <table:table-cell/>
          <table:table-cell table:formula="of:=[.C126]/[.I$1]" office:value-type="float" office:value="0.100362609577639">
            <text:p>0,1003626096</text:p>
          </table:table-cell>
          <table:table-cell table:formula="of:=[.D126]/[.J$1]" office:value-type="float" office:value="0.25729697182943">
            <text:p>0,2572969718</text:p>
          </table:table-cell>
          <table:table-cell table:number-columns-repeated="3"/>
        </table:table-row>
        <table:table-row table:style-name="ro1">
          <table:table-cell office:value-type="string">
            <text:p>проч</text:p>
          </table:table-cell>
          <table:table-cell office:value-type="float" office:value="1">
            <text:p>1</text:p>
          </table:table-cell>
          <table:table-cell office:value-type="float" office:value="0.117867643953">
            <text:p>0,117867644</text:p>
          </table:table-cell>
          <table:table-cell office:value-type="float" office:value="0.0109722685377">
            <text:p>0,0109722685</text:p>
          </table:table-cell>
          <table:table-cell/>
          <table:table-cell table:formula="of:=[.C127]/[.I$1]" office:value-type="float" office:value="0.0999490848014641">
            <text:p>0,0999490848</text:p>
          </table:table-cell>
          <table:table-cell table:formula="of:=[.D127]/[.J$1]" office:value-type="float" office:value="0.262590143911859">
            <text:p>0,2625901439</text:p>
          </table:table-cell>
          <table:table-cell table:number-columns-repeated="3"/>
        </table:table-row>
        <table:table-row table:style-name="ro2">
          <table:table-cell office:value-type="string">
            <text:p>новост</text:p>
          </table:table-cell>
          <table:table-cell office:value-type="float" office:value="1">
            <text:p>1</text:p>
          </table:table-cell>
          <table:table-cell office:value-type="float" office:value="0.11752513535">
            <text:p>0,1175251354</text:p>
          </table:table-cell>
          <table:table-cell office:value-type="float" office:value="0.0108054392104">
            <text:p>0,0108054392</text:p>
          </table:table-cell>
          <table:table-cell/>
          <table:table-cell table:formula="of:=[.C128]/[.I$1]" office:value-type="float" office:value="0.0996586452859332">
            <text:p>0,0996586453</text:p>
          </table:table-cell>
          <table:table-cell table:formula="of:=[.D128]/[.J$1]" office:value-type="float" office:value="0.258597556880845">
            <text:p>0,2585975569</text:p>
          </table:table-cell>
          <table:table-cell table:number-columns-repeated="3"/>
        </table:table-row>
        <table:table-row table:style-name="ro2">
          <table:table-cell office:value-type="string">
            <text:p>бол</text:p>
          </table:table-cell>
          <table:table-cell office:value-type="float" office:value="1">
            <text:p>1</text:p>
          </table:table-cell>
          <table:table-cell office:value-type="float" office:value="0.116050438973">
            <text:p>0,116050439</text:p>
          </table:table-cell>
          <table:table-cell office:value-type="float" office:value="0.0108282343977">
            <text:p>0,0108282344</text:p>
          </table:table-cell>
          <table:table-cell/>
          <table:table-cell table:formula="of:=[.C129]/[.I$1]" office:value-type="float" office:value="0.0984081362548037">
            <text:p>0,0984081363</text:p>
          </table:table-cell>
          <table:table-cell table:formula="of:=[.D129]/[.J$1]" office:value-type="float" office:value="0.259143095070421">
            <text:p>0,2591430951</text:p>
          </table:table-cell>
          <table:table-cell table:number-columns-repeated="3"/>
        </table:table-row>
        <table:table-row table:style-name="ro2">
          <table:table-cell office:value-type="string">
            <text:p>иностранц</text:p>
          </table:table-cell>
          <table:table-cell office:value-type="float" office:value="1">
            <text:p>1</text:p>
          </table:table-cell>
          <table:table-cell office:value-type="float" office:value="0.115952491871">
            <text:p>0,1159524919</text:p>
          </table:table-cell>
          <table:table-cell office:value-type="float" office:value="0.0108165962381">
            <text:p>0,0108165962</text:p>
          </table:table-cell>
          <table:table-cell/>
          <table:table-cell table:formula="of:=[.C130]/[.I$1]" office:value-type="float" office:value="0.098325079337099">
            <text:p>0,0983250793</text:p>
          </table:table-cell>
          <table:table-cell table:formula="of:=[.D130]/[.J$1]" office:value-type="float" office:value="0.258864568711562">
            <text:p>0,2588645687</text:p>
          </table:table-cell>
          <table:table-cell table:number-columns-repeated="3"/>
        </table:table-row>
        <table:table-row table:style-name="ro2">
          <table:table-cell office:value-type="string">
            <text:p>появ</text:p>
          </table:table-cell>
          <table:table-cell office:value-type="float" office:value="1">
            <text:p>1</text:p>
          </table:table-cell>
          <table:table-cell office:value-type="float" office:value="0.115634402058">
            <text:p>0,1156344021</text:p>
          </table:table-cell>
          <table:table-cell office:value-type="float" office:value="0.0108988164012">
            <text:p>0,0108988164</text:p>
          </table:table-cell>
          <table:table-cell/>
          <table:table-cell table:formula="of:=[.C131]/[.I$1]" office:value-type="float" office:value="0.0980553464008345">
            <text:p>0,0980553464</text:p>
          </table:table-cell>
          <table:table-cell table:formula="of:=[.D131]/[.J$1]" office:value-type="float" office:value="0.260832275242504">
            <text:p>0,2608322752</text:p>
          </table:table-cell>
          <table:table-cell table:number-columns-repeated="3"/>
        </table:table-row>
        <table:table-row table:style-name="ro1">
          <table:table-cell office:value-type="string">
            <text:p>журналист</text:p>
          </table:table-cell>
          <table:table-cell office:value-type="float" office:value="1">
            <text:p>1</text:p>
          </table:table-cell>
          <table:table-cell office:value-type="float" office:value="0.115413027218">
            <text:p>0,1154130272</text:p>
          </table:table-cell>
          <table:table-cell office:value-type="float" office:value="0.0105826848996">
            <text:p>0,0105826849</text:p>
          </table:table-cell>
          <table:table-cell/>
          <table:table-cell table:formula="of:=[.C132]/[.I$1]" office:value-type="float" office:value="0.0978676255648696">
            <text:p>0,0978676256</text:p>
          </table:table-cell>
          <table:table-cell table:formula="of:=[.D132]/[.J$1]" office:value-type="float" office:value="0.253266563902594">
            <text:p>0,2532665639</text:p>
          </table:table-cell>
          <table:table-cell table:number-columns-repeated="3"/>
        </table:table-row>
        <table:table-row table:style-name="ro1">
          <table:table-cell office:value-type="string">
            <text:p>видим</text:p>
          </table:table-cell>
          <table:table-cell office:value-type="float" office:value="1">
            <text:p>1</text:p>
          </table:table-cell>
          <table:table-cell office:value-type="float" office:value="0.1149049181">
            <text:p>0,1149049181</text:p>
          </table:table-cell>
          <table:table-cell office:value-type="float" office:value="0.0106695233853">
            <text:p>0,0106695234</text:p>
          </table:table-cell>
          <table:table-cell/>
          <table:table-cell table:formula="of:=[.C133]/[.I$1]" office:value-type="float" office:value="0.0974367605741039">
            <text:p>0,0974367606</text:p>
          </table:table-cell>
          <table:table-cell table:formula="of:=[.D133]/[.J$1]" office:value-type="float" office:value="0.25534479689322">
            <text:p>0,2553447969</text:p>
          </table:table-cell>
          <table:table-cell table:number-columns-repeated="3"/>
        </table:table-row>
        <table:table-row table:style-name="ro2">
          <table:table-cell office:value-type="string">
            <text:p>выясн</text:p>
          </table:table-cell>
          <table:table-cell office:value-type="float" office:value="1">
            <text:p>1</text:p>
          </table:table-cell>
          <table:table-cell office:value-type="float" office:value="0.114560325516">
            <text:p>0,1145603255</text:p>
          </table:table-cell>
          <table:table-cell office:value-type="float" office:value="0.0107180486907">
            <text:p>0,0107180487</text:p>
          </table:table-cell>
          <table:table-cell/>
          <table:table-cell table:formula="of:=[.C134]/[.I$1]" office:value-type="float" office:value="0.097144553890021">
            <text:p>0,0971445539</text:p>
          </table:table-cell>
          <table:table-cell table:formula="of:=[.D134]/[.J$1]" office:value-type="float" office:value="0.256506112521303">
            <text:p>0,2565061125</text:p>
          </table:table-cell>
          <table:table-cell table:number-columns-repeated="3"/>
        </table:table-row>
        <table:table-row table:style-name="ro1">
          <table:table-cell office:value-type="string">
            <text:p>работ</text:p>
          </table:table-cell>
          <table:table-cell office:value-type="float" office:value="1">
            <text:p>1</text:p>
          </table:table-cell>
          <table:table-cell office:value-type="float" office:value="0.111657911943">
            <text:p>0,1116579119</text:p>
          </table:table-cell>
          <table:table-cell office:value-type="float" office:value="0.0103759188824">
            <text:p>0,0103759189</text:p>
          </table:table-cell>
          <table:table-cell/>
          <table:table-cell table:formula="of:=[.C135]/[.I$1]" office:value-type="float" office:value="0.0946833731061549">
            <text:p>0,0946833731</text:p>
          </table:table-cell>
          <table:table-cell table:formula="of:=[.D135]/[.J$1]" office:value-type="float" office:value="0.24831820540899">
            <text:p>0,2483182054</text:p>
          </table:table-cell>
          <table:table-cell table:number-columns-repeated="3"/>
        </table:table-row>
        <table:table-row table:style-name="ro2">
          <table:table-cell office:value-type="string">
            <text:p>сми</text:p>
          </table:table-cell>
          <table:table-cell office:value-type="float" office:value="1">
            <text:p>1</text:p>
          </table:table-cell>
          <table:table-cell office:value-type="float" office:value="0.111542116668">
            <text:p>0,1115421167</text:p>
          </table:table-cell>
          <table:table-cell office:value-type="float" office:value="0.0104152128153">
            <text:p>0,0104152128</text:p>
          </table:table-cell>
          <table:table-cell/>
          <table:table-cell table:formula="of:=[.C136]/[.I$1]" office:value-type="float" office:value="0.0945851813431533">
            <text:p>0,0945851813</text:p>
          </table:table-cell>
          <table:table-cell table:formula="of:=[.D136]/[.J$1]" office:value-type="float" office:value="0.249258594304835">
            <text:p>0,2492585943</text:p>
          </table:table-cell>
          <table:table-cell table:number-columns-repeated="3"/>
        </table:table-row>
        <table:table-row table:style-name="ro2">
          <table:table-cell office:value-type="string">
            <text:p>москв</text:p>
          </table:table-cell>
          <table:table-cell office:value-type="float" office:value="1">
            <text:p>1</text:p>
          </table:table-cell>
          <table:table-cell office:value-type="float" office:value="0.0778495355631">
            <text:p>0,0778495356</text:p>
          </table:table-cell>
          <table:table-cell office:value-type="float" office:value="0.00647861415335">
            <text:p>0,0064786142</text:p>
          </table:table-cell>
          <table:table-cell/>
          <table:table-cell table:formula="of:=[.C137]/[.I$1]" office:value-type="float" office:value="0.0660146378666359">
            <text:p>0,0660146379</text:p>
          </table:table-cell>
          <table:table-cell table:formula="of:=[.D137]/[.J$1]" office:value-type="float" office:value="0.155047264568152">
            <text:p>0,1550472646</text:p>
          </table:table-cell>
          <table:table-cell table:number-columns-repeated="3"/>
        </table:table-row>
        <table:table-row table:style-name="ro1">
          <table:table-cell office:value-type="string">
            <text:p>президент</text:p>
          </table:table-cell>
          <table:table-cell office:value-type="float" office:value="1">
            <text:p>1</text:p>
          </table:table-cell>
          <table:table-cell office:value-type="float" office:value="0.0685614630231">
            <text:p>0,068561463</text:p>
          </table:table-cell>
          <table:table-cell office:value-type="float" office:value="0.00592027356715">
            <text:p>0,0059202736</text:p>
          </table:table-cell>
          <table:table-cell/>
          <table:table-cell table:formula="of:=[.C138]/[.I$1]" office:value-type="float" office:value="0.0581385633239668">
            <text:p>0,0581385633</text:p>
          </table:table-cell>
          <table:table-cell table:formula="of:=[.D138]/[.J$1]" office:value-type="float" office:value="0.141684965388331">
            <text:p>0,141684965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Лист1.A1:Лист1.D138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4T01:22:43</dc:date>
    <dc:creator>Dales3D </dc:creator>
    <meta:document-statistic meta:table-count="1" meta:cell-count="83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25cm" svg:y="3.952cm" style:legend-expansion="high" chart:style-name="ch2"/>
        <chart:plot-area chart:style-name="ch3" table:cell-range-address="Лист1.F1:Лист1.G138" svg:x="0.77cm" svg:y="0.855cm" svg:width="12.115cm" svg:height="7.545cm">
          <chartooo:coordinate-region svg:x="1.497cm" svg:y="1.055cm" svg:width="11.19cm" svg:height="6.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F1:Лист1.F138" chart:class="chart:line">
            <chart:data-point chart:repeated="138"/>
          </chart:series>
          <chart:series chart:style-name="ch7" chart:values-cell-range-address="Лист1.G1:Лист1.G138" chart:class="chart:line">
            <chart:data-point chart:repeated="1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F1:Лист1.F138</svg:desc>
                </draw:g>
              </table:table-cell>
              <table:table-cell office:value-type="float" office:value="0.556790570110254">
                <text:p>0.556790570110254</text:p>
                <draw:g>
                  <svg:desc>Лист1.G1:Лист1.G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1468948142167">
                <text:p>0.931468948142167</text:p>
              </table:table-cell>
              <table:table-cell office:value-type="float" office:value="0.556810524053221">
                <text:p>0.5568105240532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6414929086902">
                <text:p>0.636414929086902</text:p>
              </table:table-cell>
              <table:table-cell office:value-type="float" office:value="0.429598678728077">
                <text:p>0.4295986787280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7116009101908">
                <text:p>0.557116009101908</text:p>
              </table:table-cell>
              <table:table-cell office:value-type="float" office:value="0.45308644358034">
                <text:p>0.45308644358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9981515048127">
                <text:p>0.479981515048127</text:p>
              </table:table-cell>
              <table:table-cell office:value-type="float" office:value="0.758885139025052">
                <text:p>0.758885139025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2586811678851">
                <text:p>0.472586811678851</text:p>
              </table:table-cell>
              <table:table-cell office:value-type="float" office:value="0.600546075535133">
                <text:p>0.6005460755351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4043215806743">
                <text:p>0.414043215806743</text:p>
              </table:table-cell>
              <table:table-cell office:value-type="float" office:value="0.752312820509126">
                <text:p>0.7523128205091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0561276400353">
                <text:p>0.400561276400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0501904327738">
                <text:p>0.400501904327738</text:p>
              </table:table-cell>
              <table:table-cell office:value-type="float" office:value="0.531724313013517">
                <text:p>0.531724313013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8949380682269">
                <text:p>0.368949380682269</text:p>
              </table:table-cell>
              <table:table-cell office:value-type="float" office:value="0.397190820205072">
                <text:p>0.397190820205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1590775956203">
                <text:p>0.361590775956203</text:p>
              </table:table-cell>
              <table:table-cell office:value-type="float" office:value="0.613727310790023">
                <text:p>0.6137273107900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560900241063">
                <text:p>0.35560900241063</text:p>
              </table:table-cell>
              <table:table-cell office:value-type="float" office:value="0.401377138585322">
                <text:p>0.4013771385853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2695497234962">
                <text:p>0.322695497234962</text:p>
              </table:table-cell>
              <table:table-cell office:value-type="float" office:value="0.770738325374496">
                <text:p>0.7707383253744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5199776247212">
                <text:p>0.315199776247212</text:p>
              </table:table-cell>
              <table:table-cell office:value-type="float" office:value="0.303109410067414">
                <text:p>0.3031094100674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3143674778367">
                <text:p>0.313143674778367</text:p>
              </table:table-cell>
              <table:table-cell office:value-type="float" office:value="0.305744319322799">
                <text:p>0.3057443193227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75184442138785">
                <text:p>0.275184442138785</text:p>
              </table:table-cell>
              <table:table-cell office:value-type="float" office:value="0.531642445821914">
                <text:p>0.5316424458219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0928759984124">
                <text:p>0.270928759984124</text:p>
              </table:table-cell>
              <table:table-cell office:value-type="float" office:value="0.723294298006582">
                <text:p>0.723294298006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7363445724514">
                <text:p>0.257363445724514</text:p>
              </table:table-cell>
              <table:table-cell office:value-type="float" office:value="0.536977712173064">
                <text:p>0.5369777121730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6907894626758">
                <text:p>0.256907894626758</text:p>
              </table:table-cell>
              <table:table-cell office:value-type="float" office:value="0.323349908766404">
                <text:p>0.3233499087664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2532099062329">
                <text:p>0.252532099062329</text:p>
              </table:table-cell>
              <table:table-cell office:value-type="float" office:value="0.276912765865764">
                <text:p>0.2769127658657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4143913398845">
                <text:p>0.244143913398845</text:p>
              </table:table-cell>
              <table:table-cell office:value-type="float" office:value="0.308283583220228">
                <text:p>0.3082835832202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7625645672876">
                <text:p>0.217625645672876</text:p>
              </table:table-cell>
              <table:table-cell office:value-type="float" office:value="0.316863781991523">
                <text:p>0.3168637819915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8501182637572">
                <text:p>0.208501182637572</text:p>
              </table:table-cell>
              <table:table-cell office:value-type="float" office:value="0.32849098088913">
                <text:p>0.32849098088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00513682716973">
                <text:p>0.200513682716973</text:p>
              </table:table-cell>
              <table:table-cell office:value-type="float" office:value="0.320993508361107">
                <text:p>0.3209935083611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9243170122994">
                <text:p>0.199243170122994</text:p>
              </table:table-cell>
              <table:table-cell office:value-type="float" office:value="0.492433501346897">
                <text:p>0.4924335013468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1598240751383">
                <text:p>0.191598240751383</text:p>
              </table:table-cell>
              <table:table-cell office:value-type="float" office:value="0.497168936160738">
                <text:p>0.4971689361607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929029276593">
                <text:p>0.18929029276593</text:p>
              </table:table-cell>
              <table:table-cell office:value-type="float" office:value="0.485619288288729">
                <text:p>0.4856192882887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6473910697776">
                <text:p>0.186473910697776</text:p>
              </table:table-cell>
              <table:table-cell office:value-type="float" office:value="0.49834547222472">
                <text:p>0.498345472224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82150160040294">
                <text:p>0.182150160040294</text:p>
              </table:table-cell>
              <table:table-cell office:value-type="float" office:value="0.28145088559871">
                <text:p>0.281450885598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1266627412039">
                <text:p>0.181266627412039</text:p>
              </table:table-cell>
              <table:table-cell office:value-type="float" office:value="0.276747692958948">
                <text:p>0.2767476929589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0661614998303">
                <text:p>0.180661614998303</text:p>
              </table:table-cell>
              <table:table-cell office:value-type="float" office:value="0.480993347012746">
                <text:p>0.4809933470127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2588782305985">
                <text:p>0.172588782305985</text:p>
              </table:table-cell>
              <table:table-cell office:value-type="float" office:value="0.310346722146361">
                <text:p>0.3103467221463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4123758043143">
                <text:p>0.164123758043143</text:p>
              </table:table-cell>
              <table:table-cell office:value-type="float" office:value="0.324295699831621">
                <text:p>0.3242956998316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091838304856">
                <text:p>0.16091838304856</text:p>
              </table:table-cell>
              <table:table-cell office:value-type="float" office:value="0.264087621902313">
                <text:p>0.2640876219023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56525581842369">
                <text:p>0.156525581842369</text:p>
              </table:table-cell>
              <table:table-cell office:value-type="float" office:value="0.285122744848266">
                <text:p>0.2851227448482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2742358685122">
                <text:p>0.152742358685122</text:p>
              </table:table-cell>
              <table:table-cell office:value-type="float" office:value="0.318927840817437">
                <text:p>0.3189278408174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2742358685122">
                <text:p>0.152742358685122</text:p>
              </table:table-cell>
              <table:table-cell office:value-type="float" office:value="0.318927840817437">
                <text:p>0.3189278408174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0300428484867">
                <text:p>0.150300428484867</text:p>
              </table:table-cell>
              <table:table-cell office:value-type="float" office:value="0.302290948225537">
                <text:p>0.3022909482255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965235227054">
                <text:p>0.14965235227054</text:p>
              </table:table-cell>
              <table:table-cell office:value-type="float" office:value="0.279436149081933">
                <text:p>0.2794361490819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48793956405108">
                <text:p>0.148793956405108</text:p>
              </table:table-cell>
              <table:table-cell office:value-type="float" office:value="0.285708645314225">
                <text:p>0.2857086453142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44229120253569">
                <text:p>0.144229120253569</text:p>
              </table:table-cell>
              <table:table-cell office:value-type="float" office:value="0.328508342464058">
                <text:p>0.3285083424640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40044695232909">
                <text:p>0.140044695232909</text:p>
              </table:table-cell>
              <table:table-cell office:value-type="float" office:value="0.311409431457205">
                <text:p>0.3114094314572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37699636075273">
                <text:p>0.137699636075273</text:p>
              </table:table-cell>
              <table:table-cell office:value-type="float" office:value="0.320594697108844">
                <text:p>0.3205946971088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3677913441194">
                <text:p>0.13677913441194</text:p>
              </table:table-cell>
              <table:table-cell office:value-type="float" office:value="0.291516997622633">
                <text:p>0.2915169976226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33816720082593">
                <text:p>0.133816720082593</text:p>
              </table:table-cell>
              <table:table-cell office:value-type="float" office:value="0.282815837146729">
                <text:p>0.2828158371467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33074801514744">
                <text:p>0.133074801514744</text:p>
              </table:table-cell>
              <table:table-cell office:value-type="float" office:value="0.268851557536548">
                <text:p>0.2688515575365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2156557225456">
                <text:p>0.132156557225456</text:p>
              </table:table-cell>
              <table:table-cell office:value-type="float" office:value="0.295935000887182">
                <text:p>0.295935000887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30988785802793">
                <text:p>0.130988785802793</text:p>
              </table:table-cell>
              <table:table-cell office:value-type="float" office:value="0.264895347578612">
                <text:p>0.2648953475786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7437317907429">
                <text:p>0.127437317907429</text:p>
              </table:table-cell>
              <table:table-cell office:value-type="float" office:value="0.279023948704597">
                <text:p>0.2790239487045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30408229673">
                <text:p>0.1230408229673</text:p>
              </table:table-cell>
              <table:table-cell office:value-type="float" office:value="0.254593379530914">
                <text:p>0.2545933795309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2963842542044">
                <text:p>0.122963842542044</text:p>
              </table:table-cell>
              <table:table-cell office:value-type="float" office:value="0.271587666479968">
                <text:p>0.2715876664799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22930820223904">
                <text:p>0.122930820223904</text:p>
              </table:table-cell>
              <table:table-cell office:value-type="float" office:value="0.28013388527172">
                <text:p>0.280133885271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2258369148071">
                <text:p>0.12258369148071</text:p>
              </table:table-cell>
              <table:table-cell office:value-type="float" office:value="0.319630332809498">
                <text:p>0.3196303328094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21313644048063">
                <text:p>0.121313644048063</text:p>
              </table:table-cell>
              <table:table-cell office:value-type="float" office:value="0.29856362424688">
                <text:p>0.298563624246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20270228044084">
                <text:p>0.120270228044084</text:p>
              </table:table-cell>
              <table:table-cell office:value-type="float" office:value="0.296711841386249">
                <text:p>0.2967118413862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9058692641745">
                <text:p>0.119058692641745</text:p>
              </table:table-cell>
              <table:table-cell office:value-type="float" office:value="0.286673497528198">
                <text:p>0.2866734975281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8827243382641">
                <text:p>0.118827243382641</text:p>
              </table:table-cell>
              <table:table-cell office:value-type="float" office:value="0.27471966855255">
                <text:p>0.274719668552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8115531186922">
                <text:p>0.118115531186922</text:p>
              </table:table-cell>
              <table:table-cell office:value-type="float" office:value="0.2813054289903">
                <text:p>0.28130542899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7784667362066">
                <text:p>0.117784667362066</text:p>
              </table:table-cell>
              <table:table-cell office:value-type="float" office:value="0.281262838502491">
                <text:p>0.2812628385024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6653998726786">
                <text:p>0.116653998726786</text:p>
              </table:table-cell>
              <table:table-cell office:value-type="float" office:value="0.272771150068276">
                <text:p>0.2727711500682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16299725905549">
                <text:p>0.116299725905549</text:p>
              </table:table-cell>
              <table:table-cell office:value-type="float" office:value="0.286007294124821">
                <text:p>0.2860072941248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5464547214709">
                <text:p>0.115464547214709</text:p>
              </table:table-cell>
              <table:table-cell office:value-type="float" office:value="0.310411171244834">
                <text:p>0.3104111712448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15453105430905">
                <text:p>0.115453105430905</text:p>
              </table:table-cell>
              <table:table-cell office:value-type="float" office:value="0.279815044965093">
                <text:p>0.2798150449650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3509446158881">
                <text:p>0.113509446158881</text:p>
              </table:table-cell>
              <table:table-cell office:value-type="float" office:value="0.264598739908887">
                <text:p>0.2645987399088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3494671676795">
                <text:p>0.113494671676795</text:p>
              </table:table-cell>
              <table:table-cell office:value-type="float" office:value="0.283926572825604">
                <text:p>0.2839265728256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13433868328759">
                <text:p>0.113433868328759</text:p>
              </table:table-cell>
              <table:table-cell office:value-type="float" office:value="0.296379411292914">
                <text:p>0.2963794112929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12751601682141">
                <text:p>0.112751601682141</text:p>
              </table:table-cell>
              <table:table-cell office:value-type="float" office:value="0.284033250026254">
                <text:p>0.2840332500262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12519679449289">
                <text:p>0.112519679449289</text:p>
              </table:table-cell>
              <table:table-cell office:value-type="float" office:value="0.254155336864087">
                <text:p>0.2541553368640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11752196687188">
                <text:p>0.111752196687188</text:p>
              </table:table-cell>
              <table:table-cell office:value-type="float" office:value="0.287439776745983">
                <text:p>0.2874397767459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11704079554214">
                <text:p>0.111704079554214</text:p>
              </table:table-cell>
              <table:table-cell office:value-type="float" office:value="0.282885209460152">
                <text:p>0.2828852094601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11163856404898">
                <text:p>0.111163856404898</text:p>
              </table:table-cell>
              <table:table-cell office:value-type="float" office:value="0.305214977309824">
                <text:p>0.3052149773098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10594263998996">
                <text:p>0.110594263998996</text:p>
              </table:table-cell>
              <table:table-cell office:value-type="float" office:value="0.284931437923099">
                <text:p>0.2849314379230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10134056718171">
                <text:p>0.110134056718171</text:p>
              </table:table-cell>
              <table:table-cell office:value-type="float" office:value="0.288615486248021">
                <text:p>0.2886154862480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10112745378464">
                <text:p>0.110112745378464</text:p>
              </table:table-cell>
              <table:table-cell office:value-type="float" office:value="0.281505152336268">
                <text:p>0.2815051523362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9887992744382">
                <text:p>0.109887992744382</text:p>
              </table:table-cell>
              <table:table-cell office:value-type="float" office:value="0.281872144224014">
                <text:p>0.2818721442240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09839333161186">
                <text:p>0.109839333161186</text:p>
              </table:table-cell>
              <table:table-cell office:value-type="float" office:value="0.271332925986648">
                <text:p>0.2713329259866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09779100947051">
                <text:p>0.109779100947051</text:p>
              </table:table-cell>
              <table:table-cell office:value-type="float" office:value="0.286709301277539">
                <text:p>0.2867093012775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9417033979902">
                <text:p>0.109417033979902</text:p>
              </table:table-cell>
              <table:table-cell office:value-type="float" office:value="0.280912179654613">
                <text:p>0.2809121796546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9296468658446">
                <text:p>0.109296468658446</text:p>
              </table:table-cell>
              <table:table-cell office:value-type="float" office:value="0.284742518657409">
                <text:p>0.2847425186574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09220380022919">
                <text:p>0.109220380022919</text:p>
              </table:table-cell>
              <table:table-cell office:value-type="float" office:value="0.279879722134708">
                <text:p>0.2798797221347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09088186605177">
                <text:p>0.109088186605177</text:p>
              </table:table-cell>
              <table:table-cell office:value-type="float" office:value="0.293019002781813">
                <text:p>0.2930190027818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08950968704087">
                <text:p>0.108950968704087</text:p>
              </table:table-cell>
              <table:table-cell office:value-type="float" office:value="0.277394187771917">
                <text:p>0.2773941877719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08876345015463">
                <text:p>0.108876345015463</text:p>
              </table:table-cell>
              <table:table-cell office:value-type="float" office:value="0.27672636684614">
                <text:p>0.276726366846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8818867742157">
                <text:p>0.108818867742157</text:p>
              </table:table-cell>
              <table:table-cell office:value-type="float" office:value="0.280368899981764">
                <text:p>0.2803688999817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08510622247791">
                <text:p>0.108510622247791</text:p>
              </table:table-cell>
              <table:table-cell office:value-type="float" office:value="0.274926088783671">
                <text:p>0.2749260887836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08498595957484">
                <text:p>0.108498595957484</text:p>
              </table:table-cell>
              <table:table-cell office:value-type="float" office:value="0.278362898449233">
                <text:p>0.2783628984492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0819890719585">
                <text:p>0.10819890719585</text:p>
              </table:table-cell>
              <table:table-cell office:value-type="float" office:value="0.282312799847722">
                <text:p>0.2823127998477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08118953689304">
                <text:p>0.108118953689304</text:p>
              </table:table-cell>
              <table:table-cell office:value-type="float" office:value="0.280480567402639">
                <text:p>0.2804805674026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08050126030578">
                <text:p>0.108050126030578</text:p>
              </table:table-cell>
              <table:table-cell office:value-type="float" office:value="0.274711185102541">
                <text:p>0.2747111851025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8041366505774">
                <text:p>0.108041366505774</text:p>
              </table:table-cell>
              <table:table-cell office:value-type="float" office:value="0.272306592153831">
                <text:p>0.2723065921538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08017837051674">
                <text:p>0.108017837051674</text:p>
              </table:table-cell>
              <table:table-cell office:value-type="float" office:value="0.276482997958072">
                <text:p>0.2764829979580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07881121862894">
                <text:p>0.107881121862894</text:p>
              </table:table-cell>
              <table:table-cell office:value-type="float" office:value="0.274552687275731">
                <text:p>0.2745526872757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07592332313582">
                <text:p>0.107592332313582</text:p>
              </table:table-cell>
              <table:table-cell office:value-type="float" office:value="0.281511892976599">
                <text:p>0.2815118929765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07325939624293">
                <text:p>0.107325939624293</text:p>
              </table:table-cell>
              <table:table-cell office:value-type="float" office:value="0.27117803886544">
                <text:p>0.271178038865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06660168029417">
                <text:p>0.106660168029417</text:p>
              </table:table-cell>
              <table:table-cell office:value-type="float" office:value="0.26787543242554">
                <text:p>0.267875432425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06563795751774">
                <text:p>0.106563795751774</text:p>
              </table:table-cell>
              <table:table-cell office:value-type="float" office:value="0.274079079113841">
                <text:p>0.2740790791138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064886008029">
                <text:p>0.1064886008029</text:p>
              </table:table-cell>
              <table:table-cell office:value-type="float" office:value="0.269328324569547">
                <text:p>0.2693283245695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06383135546104">
                <text:p>0.106383135546104</text:p>
              </table:table-cell>
              <table:table-cell office:value-type="float" office:value="0.268292959016343">
                <text:p>0.2682929590163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06140501688771">
                <text:p>0.106140501688771</text:p>
              </table:table-cell>
              <table:table-cell office:value-type="float" office:value="0.269456293159827">
                <text:p>0.2694562931598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06039195493449">
                <text:p>0.106039195493449</text:p>
              </table:table-cell>
              <table:table-cell office:value-type="float" office:value="0.268333325827871">
                <text:p>0.2683333258278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05852504110389">
                <text:p>0.105852504110389</text:p>
              </table:table-cell>
              <table:table-cell office:value-type="float" office:value="0.270813325800863">
                <text:p>0.2708133258008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5725941927487">
                <text:p>0.105725941927487</text:p>
              </table:table-cell>
              <table:table-cell office:value-type="float" office:value="0.266569262104543">
                <text:p>0.2665692621045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5445996187683">
                <text:p>0.105445996187683</text:p>
              </table:table-cell>
              <table:table-cell office:value-type="float" office:value="0.266115043749441">
                <text:p>0.2661150437494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52388610415">
                <text:p>0.1052388610415</text:p>
              </table:table-cell>
              <table:table-cell office:value-type="float" office:value="0.278050052537339">
                <text:p>0.2780500525373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5218582008989">
                <text:p>0.105218582008989</text:p>
              </table:table-cell>
              <table:table-cell office:value-type="float" office:value="0.263937829814642">
                <text:p>0.2639378298146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4793968400052">
                <text:p>0.104793968400052</text:p>
              </table:table-cell>
              <table:table-cell office:value-type="float" office:value="0.267864409265435">
                <text:p>0.2678644092654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4454978313893">
                <text:p>0.104454978313893</text:p>
              </table:table-cell>
              <table:table-cell office:value-type="float" office:value="0.262192137883622">
                <text:p>0.2621921378836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4396971272714">
                <text:p>0.104396971272714</text:p>
              </table:table-cell>
              <table:table-cell office:value-type="float" office:value="0.261755699193589">
                <text:p>0.2617556991935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406806998105">
                <text:p>0.10406806998105</text:p>
              </table:table-cell>
              <table:table-cell office:value-type="float" office:value="0.266978694837055">
                <text:p>0.2669786948370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406306906299">
                <text:p>0.10406306906299</text:p>
              </table:table-cell>
              <table:table-cell office:value-type="float" office:value="0.261079091673853">
                <text:p>0.2610790916738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3959523254508">
                <text:p>0.103959523254508</text:p>
              </table:table-cell>
              <table:table-cell office:value-type="float" office:value="0.265381768325356">
                <text:p>0.2653817683253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03823836228859">
                <text:p>0.103823836228859</text:p>
              </table:table-cell>
              <table:table-cell office:value-type="float" office:value="0.263273726561675">
                <text:p>0.2632737265616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03122418042377">
                <text:p>0.103122418042377</text:p>
              </table:table-cell>
              <table:table-cell office:value-type="float" office:value="0.267063594351264">
                <text:p>0.2670635943512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02957682886597">
                <text:p>0.102957682886597</text:p>
              </table:table-cell>
              <table:table-cell office:value-type="float" office:value="0.265149317317404">
                <text:p>0.2651493173174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02797737711136">
                <text:p>0.102797737711136</text:p>
              </table:table-cell>
              <table:table-cell office:value-type="float" office:value="0.264275595529177">
                <text:p>0.2642755955291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02746734729144">
                <text:p>0.102746734729144</text:p>
              </table:table-cell>
              <table:table-cell office:value-type="float" office:value="0.261227276046526">
                <text:p>0.2612272760465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02592412300269">
                <text:p>0.102592412300269</text:p>
              </table:table-cell>
              <table:table-cell office:value-type="float" office:value="0.271432696091578">
                <text:p>0.2714326960915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02237802177411">
                <text:p>0.102237802177411</text:p>
              </table:table-cell>
              <table:table-cell office:value-type="float" office:value="0.258899294326431">
                <text:p>0.2588992943264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02141330347234">
                <text:p>0.102141330347234</text:p>
              </table:table-cell>
              <table:table-cell office:value-type="float" office:value="0.263403439593805">
                <text:p>0.2634034395938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02107825926023">
                <text:p>0.102107825926023</text:p>
              </table:table-cell>
              <table:table-cell office:value-type="float" office:value="0.263796598903866">
                <text:p>0.2637965989038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02058952261634">
                <text:p>0.102058952261634</text:p>
              </table:table-cell>
              <table:table-cell office:value-type="float" office:value="0.262677207757759">
                <text:p>0.2626772077577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01031588188691">
                <text:p>0.101031588188691</text:p>
              </table:table-cell>
              <table:table-cell office:value-type="float" office:value="0.2625769835376">
                <text:p>0.26257698353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00968011103561">
                <text:p>0.100968011103561</text:p>
              </table:table-cell>
              <table:table-cell office:value-type="float" office:value="0.259095936150047">
                <text:p>0.2590959361500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00769197851281">
                <text:p>0.100769197851281</text:p>
              </table:table-cell>
              <table:table-cell office:value-type="float" office:value="0.262830135105065">
                <text:p>0.2628301351050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00524397361103">
                <text:p>0.100524397361103</text:p>
              </table:table-cell>
              <table:table-cell office:value-type="float" office:value="0.257251802406706">
                <text:p>0.2572518024067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00362609577639">
                <text:p>0.100362609577639</text:p>
              </table:table-cell>
              <table:table-cell office:value-type="float" office:value="0.25729697182943">
                <text:p>0.257296971829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999490848014641">
                <text:p>0.0999490848014641</text:p>
              </table:table-cell>
              <table:table-cell office:value-type="float" office:value="0.262590143911859">
                <text:p>0.2625901439118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996586452859332">
                <text:p>0.0996586452859332</text:p>
              </table:table-cell>
              <table:table-cell office:value-type="float" office:value="0.258597556880845">
                <text:p>0.2585975568808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984081362548037">
                <text:p>0.0984081362548037</text:p>
              </table:table-cell>
              <table:table-cell office:value-type="float" office:value="0.259143095070421">
                <text:p>0.2591430950704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98325079337099">
                <text:p>0.098325079337099</text:p>
              </table:table-cell>
              <table:table-cell office:value-type="float" office:value="0.258864568711562">
                <text:p>0.2588645687115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980553464008345">
                <text:p>0.0980553464008345</text:p>
              </table:table-cell>
              <table:table-cell office:value-type="float" office:value="0.260832275242504">
                <text:p>0.2608322752425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978676255648696">
                <text:p>0.0978676255648696</text:p>
              </table:table-cell>
              <table:table-cell office:value-type="float" office:value="0.253266563902594">
                <text:p>0.2532665639025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974367605741039">
                <text:p>0.0974367605741039</text:p>
              </table:table-cell>
              <table:table-cell office:value-type="float" office:value="0.25534479689322">
                <text:p>0.255344796893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97144553890021">
                <text:p>0.097144553890021</text:p>
              </table:table-cell>
              <table:table-cell office:value-type="float" office:value="0.256506112521303">
                <text:p>0.2565061125213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946833731061549">
                <text:p>0.0946833731061549</text:p>
              </table:table-cell>
              <table:table-cell office:value-type="float" office:value="0.24831820540899">
                <text:p>0.248318205408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945851813431533">
                <text:p>0.0945851813431533</text:p>
              </table:table-cell>
              <table:table-cell office:value-type="float" office:value="0.249258594304835">
                <text:p>0.2492585943048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660146378666359">
                <text:p>0.0660146378666359</text:p>
              </table:table-cell>
              <table:table-cell office:value-type="float" office:value="0.155047264568152">
                <text:p>0.1550472645681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81385633239668">
                <text:p>0.0581385633239668</text:p>
              </table:table-cell>
              <table:table-cell office:value-type="float" office:value="0.141684965388331">
                <text:p>0.1416849653883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